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ext-properties fo:font-size="14pt" style:font-size-asian="14pt" style:font-size-complex="14pt" fo:font-weight="bold" style:font-weight-asian="bold" style:font-weight-complex="bold"/>
    </style:style>
    <style:style style:name="ce3" style:family="table-cell" style:parent-style-name="Default" style:data-style-name="N0">
      <style:table-cell-properties fo:background-color="#FFFF00"/>
      <style:text-properties fo:color="#FF0000"/>
    </style:style>
    <style:style style:name="ce4" style:family="table-cell" style:parent-style-name="Default" style:data-style-name="N0">
      <style:table-cell-properties fo:background-color="#FFFF00"/>
      <style:text-properties fo:color="#FF0000"/>
    </style:style>
    <style:style style:name="co1" style:family="table-column">
      <style:table-column-properties fo:break-before="auto" style:column-width="2.24895833333333cm"/>
    </style:style>
    <style:style style:name="co2" style:family="table-column">
      <style:table-column-properties fo:break-before="auto" style:column-width="0.264583333333333cm"/>
    </style:style>
    <style:style style:name="co3" style:family="table-column">
      <style:table-column-properties fo:break-before="auto" style:column-width="21.9075cm"/>
    </style:style>
    <style:style style:name="co4" style:family="table-column">
      <style:table-column-properties fo:break-before="auto" style:column-width="0.873125cm"/>
    </style:style>
    <style:style style:name="co5" style:family="table-column">
      <style:table-column-properties fo:break-before="auto" style:column-width="1.905cm"/>
    </style:style>
    <style:style style:name="ro1" style:family="table-row">
      <style:table-row-properties style:row-height="18pt" style:use-optimal-row-height="true" fo:break-before="auto"/>
    </style:style>
    <style:style style:name="ro2"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Sheet1" table:style-name="ta1">
        <table:table-column table:style-name="co1" table:default-cell-style-name="ce3"/>
        <table:table-column table:style-name="co2" table:default-cell-style-name="ce1"/>
        <table:table-column table:style-name="co3" table:default-cell-style-name="ce1"/>
        <table:table-column table:style-name="co4" table:default-cell-style-name="ce1"/>
        <table:table-column table:style-name="co1" table:default-cell-style-name="ce1"/>
        <table:table-column table:style-name="co5" table:number-columns-repeated="16379" table:default-cell-style-name="ce1"/>
        <table:table-row table:style-name="ro1">
          <table:table-cell table:style-name="ce3"/>
          <table:table-cell table:number-columns-repeated="2" table:style-name="ce1"/>
          <table:table-cell office:value-type="string" table:style-name="ce2">
            <text:p>Doublette?</text:p>
          </table:table-cell>
          <table:table-cell table:number-columns-repeated="16380"/>
        </table:table-row>
        <table:table-row table:style-name="ro2">
          <table:table-cell office:value-type="float" office:value="22241.1" table:style-name="ce3">
            <text:p>22241.1</text:p>
          </table:table-cell>
          <table:table-cell table:style-name="ce1"/>
          <table:table-cell office:value-type="string" table:style-name="ce1">
            <text:p>List of X$ Tables and how the names are derived</text:p>
          </table:table-cell>
          <table:table-cell office:value-type="string" office:string-value="" table:formula="of:=IF(COUNTIF([.A$2:.A$1000]; &quot;=&quot; &amp;[.A2]) &gt; 1; &quot;X&quot;;&quot;&quot;)" table:style-name="ce1"/>
          <table:table-cell table:number-columns-repeated="16380"/>
        </table:table-row>
        <table:table-row table:style-name="ro2">
          <table:table-cell office:value-type="float" office:value="22908.1" table:style-name="ce3">
            <text:p>22908.1</text:p>
          </table:table-cell>
          <table:table-cell table:style-name="ce1"/>
          <table:table-cell office:value-type="string" table:style-name="ce1">
            <text:p>What are Latches and What Causes Latch Contention?</text:p>
          </table:table-cell>
          <table:table-cell office:value-type="string" office:string-value="" table:formula="of:=IF(COUNTIF([.A$2:.A$1000]; &quot;=&quot; &amp;[.A3]) &gt; 1; &quot;X&quot;;&quot;&quot;)" table:style-name="ce1"/>
          <table:table-cell table:number-columns-repeated="16380"/>
        </table:table-row>
        <table:table-row table:style-name="ro2">
          <table:table-cell office:value-type="float" office:value="28814.1" table:style-name="ce3">
            <text:p>28814.1</text:p>
          </table:table-cell>
          <table:table-cell table:style-name="ce1"/>
          <table:table-cell office:value-type="string" table:style-name="ce1">
            <text:p>Handling Oracle Block Corruptions in Oracle7/8/8i/9i/10g</text:p>
          </table:table-cell>
          <table:table-cell office:value-type="string" office:string-value="" table:formula="of:=IF(COUNTIF([.A$2:.A$1000]; &quot;=&quot; &amp;[.A4]) &gt; 1; &quot;X&quot;;&quot;&quot;)" table:style-name="ce1"/>
          <table:table-cell table:number-columns-repeated="16380"/>
        </table:table-row>
        <table:table-row table:style-name="ro2">
          <table:table-cell office:value-type="float" office:value="32895.1" table:style-name="ce3">
            <text:p>32895.1</text:p>
          </table:table-cell>
          <table:table-cell table:style-name="ce1"/>
          <table:table-cell office:value-type="string" table:style-name="ce1">
            <text:p>SQL Parsing Flow Diagram</text:p>
          </table:table-cell>
          <table:table-cell office:value-type="string" office:string-value="" table:formula="of:=IF(COUNTIF([.A$2:.A$1000]; &quot;=&quot; &amp;[.A5]) &gt; 1; &quot;X&quot;;&quot;&quot;)" table:style-name="ce1"/>
          <table:table-cell table:number-columns-repeated="16380"/>
        </table:table-row>
        <table:table-row table:style-name="ro2">
          <table:table-cell office:value-type="float" office:value="32951.1" table:style-name="ce3">
            <text:p>32951.1</text:p>
          </table:table-cell>
          <table:table-cell table:style-name="ce1"/>
          <table:table-cell office:value-type="string" table:style-name="ce1">
            <text:p>Interpreting TKPROF output</text:p>
          </table:table-cell>
          <table:table-cell office:value-type="string" office:string-value="" table:formula="of:=IF(COUNTIF([.A$2:.A$1000]; &quot;=&quot; &amp;[.A6]) &gt; 1; &quot;X&quot;;&quot;&quot;)" table:style-name="ce1"/>
          <table:table-cell table:number-columns-repeated="16380"/>
        </table:table-row>
        <table:table-row table:style-name="ro2">
          <table:table-cell office:value-type="float" office:value="39836.1" table:style-name="ce3">
            <text:p>39836.1</text:p>
          </table:table-cell>
          <table:table-cell table:style-name="ce1"/>
          <table:table-cell office:value-type="string" table:style-name="ce1">
            <text:p>Clustering Factor</text:p>
          </table:table-cell>
          <table:table-cell office:value-type="string" office:string-value="" table:formula="of:=IF(COUNTIF([.A$2:.A$1000]; &quot;=&quot; &amp;[.A7]) &gt; 1; &quot;X&quot;;&quot;&quot;)" table:style-name="ce1"/>
          <table:table-cell table:number-columns-repeated="16380"/>
        </table:table-row>
        <table:table-row table:style-name="ro2">
          <table:table-cell office:value-type="float" office:value="40689.1" table:style-name="ce3">
            <text:p>40689.1</text:p>
          </table:table-cell>
          <table:table-cell table:style-name="ce1"/>
          <table:table-cell office:value-type="string" table:style-name="ce1">
            <text:p>ORA-01555 "Snapshot too old" - Detailed Explanation</text:p>
          </table:table-cell>
          <table:table-cell office:value-type="string" office:string-value="" table:formula="of:=IF(COUNTIF([.A$2:.A$1000]; &quot;=&quot; &amp;[.A8]) &gt; 1; &quot;X&quot;;&quot;&quot;)" table:style-name="ce1"/>
          <table:table-cell table:number-columns-repeated="16380"/>
        </table:table-row>
        <table:table-row table:style-name="ro2">
          <table:table-cell office:value-type="float" office:value="61730.1" table:style-name="ce3">
            <text:p>61730.1</text:p>
          </table:table-cell>
          <table:table-cell table:style-name="ce1"/>
          <table:table-cell office:value-type="string" table:style-name="ce1">
            <text:p>Using the DBMS_JOB Package</text:p>
          </table:table-cell>
          <table:table-cell office:value-type="string" office:string-value="" table:formula="of:=IF(COUNTIF([.A$2:.A$1000]; &quot;=&quot; &amp;[.A9]) &gt; 1; &quot;X&quot;;&quot;&quot;)" table:style-name="ce1"/>
          <table:table-cell table:number-columns-repeated="16380"/>
        </table:table-row>
        <table:table-row table:style-name="ro2">
          <table:table-cell office:value-type="float" office:value="62005.1" table:style-name="ce3">
            <text:p>62005.1</text:p>
          </table:table-cell>
          <table:table-cell table:style-name="ce1"/>
          <table:table-cell office:value-type="string" table:style-name="ce1">
            <text:p>Creating, Optimizing, and Understanding Rollback Segments</text:p>
          </table:table-cell>
          <table:table-cell office:value-type="string" office:string-value="" table:formula="of:=IF(COUNTIF([.A$2:.A$1000]; &quot;=&quot; &amp;[.A10]) &gt; 1; &quot;X&quot;;&quot;&quot;)" table:style-name="ce1"/>
          <table:table-cell table:number-columns-repeated="16380"/>
        </table:table-row>
        <table:table-row table:style-name="ro2">
          <table:table-cell office:value-type="float" office:value="62143.1" table:style-name="ce3">
            <text:p>62143.1</text:p>
          </table:table-cell>
          <table:table-cell table:style-name="ce1"/>
          <table:table-cell office:value-type="string" table:style-name="ce1">
            <text:p>Understanding and Tuning the Shared Pool.</text:p>
          </table:table-cell>
          <table:table-cell office:value-type="string" office:string-value="" table:formula="of:=IF(COUNTIF([.A$2:.A$1000]; &quot;=&quot; &amp;[.A11]) &gt; 1; &quot;X&quot;;&quot;&quot;)" table:style-name="ce1"/>
          <table:table-cell table:number-columns-repeated="16380"/>
        </table:table-row>
        <table:table-row table:style-name="ro2">
          <table:table-cell office:value-type="float" office:value="62172.1" table:style-name="ce3">
            <text:p>62172.1</text:p>
          </table:table-cell>
          <table:table-cell table:style-name="ce1"/>
          <table:table-cell office:value-type="string" table:style-name="ce1">
            <text:p>Understanding and Tuning Buffer Cache and DBWR.</text:p>
          </table:table-cell>
          <table:table-cell office:value-type="string" office:string-value="" table:formula="of:=IF(COUNTIF([.A$2:.A$1000]; &quot;=&quot; &amp;[.A12]) &gt; 1; &quot;X&quot;;&quot;&quot;)" table:style-name="ce1"/>
          <table:table-cell table:number-columns-repeated="16380"/>
        </table:table-row>
        <table:table-row table:style-name="ro2">
          <table:table-cell office:value-type="float" office:value="62294.1" table:style-name="ce3">
            <text:p>62294.1</text:p>
          </table:table-cell>
          <table:table-cell table:style-name="ce1"/>
          <table:table-cell office:value-type="string" table:style-name="ce1">
            <text:p>The DBMS_SUPPORT Package</text:p>
          </table:table-cell>
          <table:table-cell office:value-type="string" office:string-value="" table:formula="of:=IF(COUNTIF([.A$2:.A$1000]; &quot;=&quot; &amp;[.A13]) &gt; 1; &quot;X&quot;;&quot;&quot;)" table:style-name="ce1"/>
          <table:table-cell table:number-columns-repeated="16380"/>
        </table:table-row>
        <table:table-row table:style-name="ro2">
          <table:table-cell office:value-type="float" office:value="62592.1" table:style-name="ce3">
            <text:p>62592.1</text:p>
          </table:table-cell>
          <table:table-cell table:style-name="ce1"/>
          <table:table-cell office:value-type="string" table:style-name="ce1">
            <text:p>Dynamic SQL</text:p>
          </table:table-cell>
          <table:table-cell office:value-type="string" office:string-value="" table:formula="of:=IF(COUNTIF([.A$2:.A$1000]; &quot;=&quot; &amp;[.A14]) &gt; 1; &quot;X&quot;;&quot;&quot;)" table:style-name="ce1"/>
          <table:table-cell table:number-columns-repeated="16380"/>
        </table:table-row>
        <table:table-row table:style-name="ro2">
          <table:table-cell office:value-type="float" office:value="62664.1" table:style-name="ce3">
            <text:p>62664.1</text:p>
          </table:table-cell>
          <table:table-cell table:style-name="ce1"/>
          <table:table-cell office:value-type="string" table:style-name="ce1">
            <text:p>Forms Server (6i) Logging and Forms Runtime Diagnostics (FRD) Explained</text:p>
          </table:table-cell>
          <table:table-cell office:value-type="string" office:string-value="" table:formula="of:=IF(COUNTIF([.A$2:.A$1000]; &quot;=&quot; &amp;[.A15]) &gt; 1; &quot;X&quot;;&quot;&quot;)" table:style-name="ce1"/>
          <table:table-cell table:number-columns-repeated="16380"/>
        </table:table-row>
        <table:table-row table:style-name="ro2">
          <table:table-cell office:value-type="float" office:value="66887.100000000006" table:style-name="ce3">
            <text:p>66887.1</text:p>
          </table:table-cell>
          <table:table-cell table:style-name="ce1"/>
          <table:table-cell office:value-type="string" table:style-name="ce1">
            <text:p>Basing a Block on a Stored Procedure - Sample Code</text:p>
          </table:table-cell>
          <table:table-cell office:value-type="string" office:string-value="" table:formula="of:=IF(COUNTIF([.A$2:.A$1000]; &quot;=&quot; &amp;[.A16]) &gt; 1; &quot;X&quot;;&quot;&quot;)" table:style-name="ce1"/>
          <table:table-cell table:number-columns-repeated="16380"/>
        </table:table-row>
        <table:table-row table:style-name="ro2">
          <table:table-cell office:value-type="float" office:value="68013.100000000006" table:style-name="ce3">
            <text:p>68013.1</text:p>
          </table:table-cell>
          <table:table-cell table:style-name="ce1"/>
          <table:table-cell office:value-type="string" table:style-name="ce1">
            <text:p>DBMS_REPAIR example</text:p>
          </table:table-cell>
          <table:table-cell office:value-type="string" office:string-value="" table:formula="of:=IF(COUNTIF([.A$2:.A$1000]; &quot;=&quot; &amp;[.A17]) &gt; 1; &quot;X&quot;;&quot;&quot;)" table:style-name="ce1"/>
          <table:table-cell table:number-columns-repeated="16380"/>
        </table:table-row>
        <table:table-row table:style-name="ro2">
          <table:table-cell office:value-type="float" office:value="68790.100000000006" table:style-name="ce3">
            <text:p>68790.1</text:p>
          </table:table-cell>
          <table:table-cell table:style-name="ce1"/>
          <table:table-cell office:value-type="string" table:style-name="ce1">
            <text:p>RDBMS Support for the Euro Currency Symbol</text:p>
          </table:table-cell>
          <table:table-cell office:value-type="string" office:string-value="" table:formula="of:=IF(COUNTIF([.A$2:.A$1000]; &quot;=&quot; &amp;[.A18]) &gt; 1; &quot;X&quot;;&quot;&quot;)" table:style-name="ce1"/>
          <table:table-cell table:number-columns-repeated="16380"/>
        </table:table-row>
        <table:table-row table:style-name="ro2">
          <table:table-cell office:value-type="float" office:value="69028.100000000006" table:style-name="ce3">
            <text:p>69028.1</text:p>
          </table:table-cell>
          <table:table-cell table:style-name="ce1"/>
          <table:table-cell office:value-type="string" table:style-name="ce1">
            <text:p>How does Oracle store the DATE datatype internally?</text:p>
          </table:table-cell>
          <table:table-cell office:value-type="string" office:string-value="" table:formula="of:=IF(COUNTIF([.A$2:.A$1000]; &quot;=&quot; &amp;[.A19]) &gt; 1; &quot;X&quot;;&quot;&quot;)" table:style-name="ce1"/>
          <table:table-cell table:number-columns-repeated="16380"/>
        </table:table-row>
        <table:table-row table:style-name="ro2">
          <table:table-cell office:value-type="float" office:value="69882.100000000006" table:style-name="ce3">
            <text:p>69882.1</text:p>
          </table:table-cell>
          <table:table-cell table:style-name="ce1"/>
          <table:table-cell office:value-type="string" table:style-name="ce1">
            <text:p>Windows NT: Killing an Oracle thread using OraKill</text:p>
          </table:table-cell>
          <table:table-cell office:value-type="string" office:string-value="" table:formula="of:=IF(COUNTIF([.A$2:.A$1000]; &quot;=&quot; &amp;[.A20]) &gt; 1; &quot;X&quot;;&quot;&quot;)" table:style-name="ce1"/>
          <table:table-cell table:number-columns-repeated="16380"/>
        </table:table-row>
        <table:table-row table:style-name="ro2">
          <table:table-cell office:value-type="float" office:value="70067.100000000006" table:style-name="ce3">
            <text:p>70067.1</text:p>
          </table:table-cell>
          <table:table-cell table:style-name="ce1"/>
          <table:table-cell office:value-type="string" table:style-name="ce1">
            <text:p>All about Bitmap Indexes</text:p>
          </table:table-cell>
          <table:table-cell office:value-type="string" office:string-value="" table:formula="of:=IF(COUNTIF([.A$2:.A$1000]; &quot;=&quot; &amp;[.A21]) &gt; 1; &quot;X&quot;;&quot;&quot;)" table:style-name="ce1"/>
          <table:table-cell table:number-columns-repeated="16380"/>
        </table:table-row>
        <table:table-row table:style-name="ro2">
          <table:table-cell office:value-type="float" office:value="74123.100000000006" table:style-name="ce3">
            <text:p>74123.1</text:p>
          </table:table-cell>
          <table:table-cell table:style-name="ce1"/>
          <table:table-cell office:value-type="string" table:style-name="ce1">
            <text:p>Bulk Binding - What it is, Advantages, and How to use it</text:p>
          </table:table-cell>
          <table:table-cell office:value-type="string" office:string-value="" table:formula="of:=IF(COUNTIF([.A$2:.A$1000]; &quot;=&quot; &amp;[.A22]) &gt; 1; &quot;X&quot;;&quot;&quot;)" table:style-name="ce1"/>
          <table:table-cell table:number-columns-repeated="16380"/>
        </table:table-row>
        <table:table-row table:style-name="ro2">
          <table:table-cell office:value-type="float" office:value="76438.100000000006" table:style-name="ce3">
            <text:p>76438.1</text:p>
          </table:table-cell>
          <table:table-cell table:style-name="ce1"/>
          <table:table-cell office:value-type="string" table:style-name="ce1">
            <text:p>Monitoring Oracle Threads using Qslice</text:p>
          </table:table-cell>
          <table:table-cell office:value-type="string" office:string-value="" table:formula="of:=IF(COUNTIF([.A$2:.A$1000]; &quot;=&quot; &amp;[.A23]) &gt; 1; &quot;X&quot;;&quot;&quot;)" table:style-name="ce1"/>
          <table:table-cell table:number-columns-repeated="16380"/>
        </table:table-row>
        <table:table-row table:style-name="ro2">
          <table:table-cell office:value-type="float" office:value="76442.100000000006" table:style-name="ce3">
            <text:p>76442.1</text:p>
          </table:table-cell>
          <table:table-cell table:style-name="ce1"/>
          <table:table-cell office:value-type="string" table:style-name="ce1">
            <text:p>How To Collect 10046 Trace (SQL_TRACE) Diagnostics for Performance Issue</text:p>
          </table:table-cell>
          <table:table-cell office:value-type="string" office:string-value="" table:formula="of:=IF(COUNTIF([.A$2:.A$1000]; &quot;=&quot; &amp;[.A24]) &gt; 1; &quot;X&quot;;&quot;&quot;)" table:style-name="ce1"/>
          <table:table-cell table:number-columns-repeated="16380"/>
        </table:table-row>
        <table:table-row table:style-name="ro2">
          <table:table-cell office:value-type="float" office:value="100709.1" table:style-name="ce3">
            <text:p>100709.1</text:p>
          </table:table-cell>
          <table:table-cell table:style-name="ce1"/>
          <table:table-cell office:value-type="string" table:style-name="ce1">
            <text:p>Top Oracle8/8i init.ora Parameters Affecting Performance</text:p>
          </table:table-cell>
          <table:table-cell office:value-type="string" office:string-value="" table:formula="of:=IF(COUNTIF([.A$2:.A$1000]; &quot;=&quot; &amp;[.A25]) &gt; 1; &quot;X&quot;;&quot;&quot;)" table:style-name="ce1"/>
          <table:table-cell table:number-columns-repeated="16380"/>
        </table:table-row>
        <table:table-row table:style-name="ro2">
          <table:table-cell office:value-type="float" office:value="102906.1" table:style-name="ce3">
            <text:p>102906.1</text:p>
          </table:table-cell>
          <table:table-cell table:style-name="ce1"/>
          <table:table-cell office:value-type="string" table:style-name="ce1">
            <text:p>Performance Tuning Advanced Queuing in 8.0</text:p>
          </table:table-cell>
          <table:table-cell office:value-type="string" office:string-value="" table:formula="of:=IF(COUNTIF([.A$2:.A$1000]; &quot;=&quot; &amp;[.A26]) &gt; 1; &quot;X&quot;;&quot;&quot;)" table:style-name="ce1"/>
          <table:table-cell table:number-columns-repeated="16380"/>
        </table:table-row>
        <table:table-row table:style-name="ro2">
          <table:table-cell office:value-type="float" office:value="102926.1" table:style-name="ce3">
            <text:p>102926.1</text:p>
          </table:table-cell>
          <table:table-cell table:style-name="ce1"/>
          <table:table-cell office:value-type="string" table:style-name="ce1">
            <text:p>Performance Tuning Advanced Queuing in 8i and 9i</text:p>
          </table:table-cell>
          <table:table-cell office:value-type="string" office:string-value="" table:formula="of:=IF(COUNTIF([.A$2:.A$1000]; &quot;=&quot; &amp;[.A27]) &gt; 1; &quot;X&quot;;&quot;&quot;)" table:style-name="ce1"/>
          <table:table-cell table:number-columns-repeated="16380"/>
        </table:table-row>
        <table:table-row table:style-name="ro2">
          <table:table-cell office:value-type="float" office:value="104377.1" table:style-name="ce3">
            <text:p>104377.1</text:p>
          </table:table-cell>
          <table:table-cell table:style-name="ce1"/>
          <table:table-cell office:value-type="string" table:style-name="ce1">
            <text:p>Investigation the performance of New PL/SQL Features using DBMS_PROFILER</text:p>
          </table:table-cell>
          <table:table-cell office:value-type="string" office:string-value="" table:formula="of:=IF(COUNTIF([.A$2:.A$1000]; &quot;=&quot; &amp;[.A28]) &gt; 1; &quot;X&quot;;&quot;&quot;)" table:style-name="ce1"/>
          <table:table-cell table:number-columns-repeated="16380"/>
        </table:table-row>
        <table:table-row table:style-name="ro2">
          <table:table-cell office:value-type="float" office:value="104771.1" table:style-name="ce3">
            <text:p>104771.1</text:p>
          </table:table-cell>
          <table:table-cell table:style-name="ce1"/>
          <table:table-cell office:value-type="string" table:style-name="ce1">
            <text:p>How to Implement a Dynamic From Clause Query with Forms Variables</text:p>
          </table:table-cell>
          <table:table-cell office:value-type="string" office:string-value="" table:formula="of:=IF(COUNTIF([.A$2:.A$1000]; &quot;=&quot; &amp;[.A29]) &gt; 1; &quot;X&quot;;&quot;&quot;)" table:style-name="ce1"/>
          <table:table-cell table:number-columns-repeated="16380"/>
        </table:table-row>
        <table:table-row table:style-name="ro2">
          <table:table-cell office:value-type="float" office:value="104981.1" table:style-name="ce3">
            <text:p>104981.1</text:p>
          </table:table-cell>
          <table:table-cell table:style-name="ce1"/>
          <table:table-cell office:value-type="string" table:style-name="ce1">
            <text:p>NT: Threads and Background Process</text:p>
          </table:table-cell>
          <table:table-cell office:value-type="string" office:string-value="" table:formula="of:=IF(COUNTIF([.A$2:.A$1000]; &quot;=&quot; &amp;[.A30]) &gt; 1; &quot;X&quot;;&quot;&quot;)" table:style-name="ce1"/>
          <table:table-cell table:number-columns-repeated="16380"/>
        </table:table-row>
        <table:table-row table:style-name="ro2">
          <table:table-cell office:value-type="float" office:value="105289.1" table:style-name="ce3">
            <text:p>105289.1</text:p>
          </table:table-cell>
          <table:table-cell table:style-name="ce1"/>
          <table:table-cell office:value-type="string" table:style-name="ce1">
            <text:p>Basing a Block on a Table Containing a Nested Table or Varray</text:p>
          </table:table-cell>
          <table:table-cell office:value-type="string" office:string-value="" table:formula="of:=IF(COUNTIF([.A$2:.A$1000]; &quot;=&quot; &amp;[.A31]) &gt; 1; &quot;X&quot;;&quot;&quot;)" table:style-name="ce1"/>
          <table:table-cell table:number-columns-repeated="16380"/>
        </table:table-row>
        <table:table-row table:style-name="ro2">
          <table:table-cell office:value-type="float" office:value="108377.1" table:style-name="ce3">
            <text:p>108377.1</text:p>
          </table:table-cell>
          <table:table-cell table:style-name="ce1"/>
          <table:table-cell office:value-type="string" table:style-name="ce1">
            <text:p>How Do You Read the Output from the Dump Function?</text:p>
          </table:table-cell>
          <table:table-cell office:value-type="string" office:string-value="" table:formula="of:=IF(COUNTIF([.A$2:.A$1000]; &quot;=&quot; &amp;[.A32]) &gt; 1; &quot;X&quot;;&quot;&quot;)" table:style-name="ce1"/>
          <table:table-cell table:number-columns-repeated="16380"/>
        </table:table-row>
        <table:table-row table:style-name="ro2">
          <table:table-cell office:value-type="float" office:value="109725.1" table:style-name="ce3">
            <text:p>109725.1</text:p>
          </table:table-cell>
          <table:table-cell table:style-name="ce1"/>
          <table:table-cell office:value-type="string" table:style-name="ce1">
            <text:p>Different Data from DBA_JOBS and DBA_JOBS_RUNNING</text:p>
          </table:table-cell>
          <table:table-cell office:value-type="string" office:string-value="" table:formula="of:=IF(COUNTIF([.A$2:.A$1000]; &quot;=&quot; &amp;[.A33]) &gt; 1; &quot;X&quot;;&quot;&quot;)" table:style-name="ce1"/>
          <table:table-cell table:number-columns-repeated="16380" table:style-name="ce1"/>
        </table:table-row>
        <table:table-row table:style-name="ro2">
          <table:table-cell office:value-type="float" office:value="118360.1" table:style-name="ce3">
            <text:p>118360.1</text:p>
          </table:table-cell>
          <table:table-cell table:style-name="ce1"/>
          <table:table-cell office:value-type="string" table:style-name="ce1">
            <text:p>How To Configure MS Internet Explorer To Use Jinitiator with Discoverer Plus</text:p>
          </table:table-cell>
          <table:table-cell office:value-type="string" office:string-value="" table:formula="of:=IF(COUNTIF([.A$2:.A$1000]; &quot;=&quot; &amp;[.A34]) &gt; 1; &quot;X&quot;;&quot;&quot;)" table:style-name="ce1"/>
          <table:table-cell table:number-columns-repeated="16380" table:style-name="ce1"/>
        </table:table-row>
        <table:table-row table:style-name="ro2">
          <table:table-cell office:value-type="float" office:value="118632.1" table:style-name="ce3">
            <text:p>118632.1</text:p>
          </table:table-cell>
          <table:table-cell table:style-name="ce1"/>
          <table:table-cell office:value-type="string" table:style-name="ce1">
            <text:p>Webforms Static HTML File Parameter Overview</text:p>
          </table:table-cell>
          <table:table-cell office:value-type="string" office:string-value="" table:formula="of:=IF(COUNTIF([.A$2:.A$1000]; &quot;=&quot; &amp;[.A35]) &gt; 1; &quot;X&quot;;&quot;&quot;)" table:style-name="ce1"/>
          <table:table-cell table:number-columns-repeated="16380" table:style-name="ce1"/>
        </table:table-row>
        <table:table-row table:style-name="ro2">
          <table:table-cell office:value-type="float" office:value="119152.1" table:style-name="ce3">
            <text:p>119152.1</text:p>
          </table:table-cell>
          <table:table-cell table:style-name="ce1"/>
          <table:table-cell office:value-type="string" table:style-name="ce1">
            <text:p>Introducing PL/SQL Server Pages</text:p>
          </table:table-cell>
          <table:table-cell office:value-type="string" office:string-value="" table:formula="of:=IF(COUNTIF([.A$2:.A$1000]; &quot;=&quot; &amp;[.A36]) &gt; 1; &quot;X&quot;;&quot;&quot;)" table:style-name="ce1"/>
          <table:table-cell table:number-columns-repeated="16380" table:style-name="ce1"/>
        </table:table-row>
        <table:table-row table:style-name="ro2">
          <table:table-cell office:value-type="float" office:value="119441.1" table:style-name="ce3">
            <text:p>119441.1</text:p>
          </table:table-cell>
          <table:table-cell table:style-name="ce1"/>
          <table:table-cell office:value-type="string" table:style-name="ce1">
            <text:p>How to get the Time within an one-hundredth of a Second Accuracy</text:p>
          </table:table-cell>
          <table:table-cell office:value-type="string" office:string-value="" table:formula="of:=IF(COUNTIF([.A$2:.A$1000]; &quot;=&quot; &amp;[.A37]) &gt; 1; &quot;X&quot;;&quot;&quot;)" table:style-name="ce1"/>
          <table:table-cell table:number-columns-repeated="16380" table:style-name="ce1"/>
        </table:table-row>
        <table:table-row table:style-name="ro2">
          <table:table-cell office:value-type="float" office:value="119451.1" table:style-name="ce3">
            <text:p>119451.1</text:p>
          </table:table-cell>
          <table:table-cell table:style-name="ce1"/>
          <table:table-cell office:value-type="string" table:style-name="ce1">
            <text:p>Storing Boolean values, and bitwise operators in PL/SQL</text:p>
          </table:table-cell>
          <table:table-cell office:value-type="string" office:string-value="" table:formula="of:=IF(COUNTIF([.A$2:.A$1000]; &quot;=&quot; &amp;[.A38]) &gt; 1; &quot;X&quot;;&quot;&quot;)" table:style-name="ce1"/>
          <table:table-cell table:number-columns-repeated="16380" table:style-name="ce1"/>
        </table:table-row>
        <table:table-row table:style-name="ro2">
          <table:table-cell office:value-type="float" office:value="131272.1" table:style-name="ce3">
            <text:p>131272.1</text:p>
          </table:table-cell>
          <table:table-cell table:style-name="ce1"/>
          <table:table-cell office:value-type="string" table:style-name="ce1">
            <text:p>How using synonyms may affect database performance and scalability</text:p>
          </table:table-cell>
          <table:table-cell office:value-type="string" office:string-value="" table:formula="of:=IF(COUNTIF([.A$2:.A$1000]; &quot;=&quot; &amp;[.A39]) &gt; 1; &quot;X&quot;;&quot;&quot;)" table:style-name="ce1"/>
          <table:table-cell table:number-columns-repeated="16380" table:style-name="ce1"/>
        </table:table-row>
        <table:table-row table:style-name="ro2">
          <table:table-cell office:value-type="float" office:value="136312.1" table:style-name="ce3">
            <text:p>136312.1</text:p>
          </table:table-cell>
          <table:table-cell table:style-name="ce1"/>
          <table:table-cell office:value-type="string" table:style-name="ce1">
            <text:p>Select database objects which are candidates for the recycle buffer cache</text:p>
          </table:table-cell>
          <table:table-cell office:value-type="string" office:string-value="" table:formula="of:=IF(COUNTIF([.A$2:.A$1000]; &quot;=&quot; &amp;[.A40]) &gt; 1; &quot;X&quot;;&quot;&quot;)" table:style-name="ce1"/>
          <table:table-cell table:number-columns-repeated="16380" table:style-name="ce1"/>
        </table:table-row>
        <table:table-row table:style-name="ro2">
          <table:table-cell office:value-type="float" office:value="137022.1" table:style-name="ce3">
            <text:p>137022.1</text:p>
          </table:table-cell>
          <table:table-cell table:style-name="ce1"/>
          <table:table-cell office:value-type="string" table:style-name="ce1">
            <text:p>New Database XML Features Introduced In 9i</text:p>
          </table:table-cell>
          <table:table-cell office:value-type="string" office:string-value="" table:formula="of:=IF(COUNTIF([.A$2:.A$1000]; &quot;=&quot; &amp;[.A41]) &gt; 1; &quot;X&quot;;&quot;&quot;)" table:style-name="ce1"/>
          <table:table-cell table:number-columns-repeated="16380" table:style-name="ce1"/>
        </table:table-row>
        <table:table-row table:style-name="ro2">
          <table:table-cell office:value-type="float" office:value="137044.1" table:style-name="ce3">
            <text:p>137044.1</text:p>
          </table:table-cell>
          <table:table-cell table:style-name="ce1"/>
          <table:table-cell office:value-type="string" table:style-name="ce1">
            <text:p>Example Of Storing/Accessing Uri-refs In/From The Database</text:p>
          </table:table-cell>
          <table:table-cell office:value-type="string" office:string-value="" table:formula="of:=IF(COUNTIF([.A$2:.A$1000]; &quot;=&quot; &amp;[.A42]) &gt; 1; &quot;X&quot;;&quot;&quot;)" table:style-name="ce1"/>
          <table:table-cell table:number-columns-repeated="16380" table:style-name="ce1"/>
        </table:table-row>
        <table:table-row table:style-name="ro2">
          <table:table-cell office:value-type="float" office:value="144911.1" table:style-name="ce3">
            <text:p>144911.1</text:p>
          </table:table-cell>
          <table:table-cell table:style-name="ce1"/>
          <table:table-cell office:value-type="string" table:style-name="ce1">
            <text:p>RMAN : Block-Level Media Recovery - Concept &amp; Example</text:p>
          </table:table-cell>
          <table:table-cell office:value-type="string" office:string-value="" table:formula="of:=IF(COUNTIF([.A$2:.A$1000]; &quot;=&quot; &amp;[.A43]) &gt; 1; &quot;X&quot;;&quot;&quot;)" table:style-name="ce1"/>
          <table:table-cell table:number-columns-repeated="16380" table:style-name="ce1"/>
        </table:table-row>
        <table:table-row table:style-name="ro2">
          <table:table-cell office:value-type="float" office:value="146398.1" table:style-name="ce3">
            <text:p>146398.1</text:p>
          </table:table-cell>
          <table:table-cell table:style-name="ce1"/>
          <table:table-cell office:value-type="string" table:style-name="ce1">
            <text:p>Inheritance, Substitutability and Polymorphism in Oracle9i</text:p>
          </table:table-cell>
          <table:table-cell office:value-type="string" office:string-value="" table:formula="of:=IF(COUNTIF([.A$2:.A$1000]; &quot;=&quot; &amp;[.A44]) &gt; 1; &quot;X&quot;;&quot;&quot;)" table:style-name="ce1"/>
          <table:table-cell table:number-columns-repeated="16380" table:style-name="ce1"/>
        </table:table-row>
        <table:table-row table:style-name="ro2">
          <table:table-cell office:value-type="float" office:value="146560.1" table:style-name="ce3">
            <text:p>146560.1</text:p>
          </table:table-cell>
          <table:table-cell table:style-name="ce1"/>
          <table:table-cell office:value-type="string" table:style-name="ce1">
            <text:p>FAQ for Database Performance</text:p>
          </table:table-cell>
          <table:table-cell office:value-type="string" office:string-value="" table:formula="of:=IF(COUNTIF([.A$2:.A$1000]; &quot;=&quot; &amp;[.A45]) &gt; 1; &quot;X&quot;;&quot;&quot;)" table:style-name="ce1"/>
          <table:table-cell table:number-columns-repeated="16380" table:style-name="ce1"/>
        </table:table-row>
        <table:table-row table:style-name="ro2">
          <table:table-cell office:value-type="float" office:value="146599.1" table:style-name="ce3">
            <text:p>146599.1</text:p>
          </table:table-cell>
          <table:table-cell table:style-name="ce1"/>
          <table:table-cell office:value-type="string" table:style-name="ce1">
            <text:p>Diagnosing and Resolving Error ORA-04031</text:p>
          </table:table-cell>
          <table:table-cell office:value-type="string" office:string-value="" table:formula="of:=IF(COUNTIF([.A$2:.A$1000]; &quot;=&quot; &amp;[.A46]) &gt; 1; &quot;X&quot;;&quot;&quot;)" table:style-name="ce1"/>
          <table:table-cell office:value-type="string" table:style-name="ce1">
            <text:p>shows tools for identifying shared pool allocations for specific tasks</text:p>
          </table:table-cell>
          <table:table-cell table:number-columns-repeated="16379"/>
        </table:table-row>
        <table:table-row table:style-name="ro2">
          <table:table-cell office:value-type="float" office:value="147468.1" table:style-name="ce3">
            <text:p>147468.1</text:p>
          </table:table-cell>
          <table:table-cell table:style-name="ce1"/>
          <table:table-cell office:value-type="string" table:style-name="ce1">
            <text:p>Checkpoint Tuning and Troubleshooting Guide</text:p>
          </table:table-cell>
          <table:table-cell office:value-type="string" office:string-value="" table:formula="of:=IF(COUNTIF([.A$2:.A$1000]; &quot;=&quot; &amp;[.A47]) &gt; 1; &quot;X&quot;;&quot;&quot;)" table:style-name="ce1"/>
          <table:table-cell table:number-columns-repeated="16380" table:style-name="ce1"/>
        </table:table-row>
        <table:table-row table:style-name="ro2">
          <table:table-cell office:value-type="float" office:value="153788.1" table:style-name="ce3">
            <text:p>153788.1</text:p>
          </table:table-cell>
          <table:table-cell table:style-name="ce1"/>
          <table:table-cell office:value-type="string" table:style-name="ce1">
            <text:p>ORA-600/ORA-7445/ORA-700 Error Look-up Tool</text:p>
          </table:table-cell>
          <table:table-cell office:value-type="string" office:string-value="" table:formula="of:=IF(COUNTIF([.A$2:.A$1000]; &quot;=&quot; &amp;[.A48]) &gt; 1; &quot;X&quot;;&quot;&quot;)" table:style-name="ce1"/>
          <table:table-cell table:number-columns-repeated="16380" table:style-name="ce1"/>
        </table:table-row>
        <table:table-row table:style-name="ro2">
          <table:table-cell office:value-type="float" office:value="157250.1" table:style-name="ce3">
            <text:p>157250.1</text:p>
          </table:table-cell>
          <table:table-cell table:style-name="ce1"/>
          <table:table-cell office:value-type="string" table:style-name="ce1">
            <text:p>Freelist Management with Oracle 8i</text:p>
          </table:table-cell>
          <table:table-cell office:value-type="string" office:string-value="" table:formula="of:=IF(COUNTIF([.A$2:.A$1000]; &quot;=&quot; &amp;[.A49]) &gt; 1; &quot;X&quot;;&quot;&quot;)" table:style-name="ce1"/>
          <table:table-cell table:number-columns-repeated="16380" table:style-name="ce1"/>
        </table:table-row>
        <table:table-row table:style-name="ro2">
          <table:table-cell office:value-type="float" office:value="161549.1" table:style-name="ce3">
            <text:p>161549.1</text:p>
          </table:table-cell>
          <table:table-cell table:style-name="ce1"/>
          <table:table-cell office:value-type="string" table:style-name="ce1">
            <text:p>Oracle Database, Networking and Grid Agent Patches for Microsoft Platforms</text:p>
          </table:table-cell>
          <table:table-cell office:value-type="string" office:string-value="" table:formula="of:=IF(COUNTIF([.A$2:.A$1000]; &quot;=&quot; &amp;[.A50]) &gt; 1; &quot;X&quot;;&quot;&quot;)" table:style-name="ce1"/>
          <table:table-cell office:value-type="string" table:style-name="ce1">
            <text:p>As the name says, this note contains further links for recommended patches of Oracle Databases on Microsoft Windows</text:p>
          </table:table-cell>
          <table:table-cell table:number-columns-repeated="16379"/>
        </table:table-row>
        <table:table-row table:style-name="ro2">
          <table:table-cell office:value-type="float" office:value="161818.1" table:style-name="ce3">
            <text:p>161818.1</text:p>
          </table:table-cell>
          <table:table-cell table:style-name="ce1"/>
          <table:table-cell office:value-type="string" table:style-name="ce1">
            <text:p>Oracle Database (RDBMS) Releases Support Status Summary</text:p>
          </table:table-cell>
          <table:table-cell office:value-type="string" office:string-value="" table:formula="of:=IF(COUNTIF([.A$2:.A$1000]; &quot;=&quot; &amp;[.A51]) &gt; 1; &quot;X&quot;;&quot;&quot;)" table:style-name="ce1"/>
          <table:table-cell table:number-columns-repeated="16380" table:style-name="ce1"/>
        </table:table-row>
        <table:table-row table:style-name="ro2">
          <table:table-cell office:value-type="float" office:value="164768.1" table:style-name="ce3">
            <text:p>164768.1</text:p>
          </table:table-cell>
          <table:table-cell table:style-name="ce1"/>
          <table:table-cell office:value-type="string" table:style-name="ce1">
            <text:p>Diagnosing High CPU Utilization under Windows and Unix</text:p>
          </table:table-cell>
          <table:table-cell office:value-type="string" office:string-value="" table:formula="of:=IF(COUNTIF([.A$2:.A$1000]; &quot;=&quot; &amp;[.A52]) &gt; 1; &quot;X&quot;;&quot;&quot;)" table:style-name="ce1"/>
          <table:table-cell table:number-columns-repeated="16380" table:style-name="ce1"/>
        </table:table-row>
        <table:table-row table:style-name="ro2">
          <table:table-cell office:value-type="float" office:value="184826.1" table:style-name="ce3">
            <text:p>184826.1</text:p>
          </table:table-cell>
          <table:table-cell table:style-name="ce1"/>
          <table:table-cell office:value-type="string" table:style-name="ce1">
            <text:p>Configuring mod_oc4j for Accessing an Application Deployed in OC4J</text:p>
          </table:table-cell>
          <table:table-cell office:value-type="string" office:string-value="" table:formula="of:=IF(COUNTIF([.A$2:.A$1000]; &quot;=&quot; &amp;[.A53]) &gt; 1; &quot;X&quot;;&quot;&quot;)" table:style-name="ce1"/>
          <table:table-cell table:number-columns-repeated="16380" table:style-name="ce1"/>
        </table:table-row>
        <table:table-row table:style-name="ro2">
          <table:table-cell office:value-type="float" office:value="189867.1" table:style-name="ce3">
            <text:p>189867.1</text:p>
          </table:table-cell>
          <table:table-cell table:style-name="ce1"/>
          <table:table-cell office:value-type="string" table:style-name="ce1">
            <text:p>Troubleshooting FRM-92050, FRM-92100, FRM-92101, FRM-92102 in Oracle Forms 6i and 9</text:p>
          </table:table-cell>
          <table:table-cell office:value-type="string" office:string-value="" table:formula="of:=IF(COUNTIF([.A$2:.A$1000]; &quot;=&quot; &amp;[.A54]) &gt; 1; &quot;X&quot;;&quot;&quot;)" table:style-name="ce1"/>
          <table:table-cell table:number-columns-repeated="16380" table:style-name="ce1"/>
        </table:table-row>
        <table:table-row table:style-name="ro2">
          <table:table-cell office:value-type="float" office:value="199072.1" table:style-name="ce3">
            <text:p>199072.1</text:p>
          </table:table-cell>
          <table:table-cell table:style-name="ce1"/>
          <table:table-cell office:value-type="string" table:style-name="ce1">
            <text:p>How to Implement Single Sign-On (SSO) Using Forms 9i?</text:p>
          </table:table-cell>
          <table:table-cell office:value-type="string" office:string-value="" table:formula="of:=IF(COUNTIF([.A$2:.A$1000]; &quot;=&quot; &amp;[.A55]) &gt; 1; &quot;X&quot;;&quot;&quot;)" table:style-name="ce1"/>
          <table:table-cell table:number-columns-repeated="16380" table:style-name="ce1"/>
        </table:table-row>
        <table:table-row table:style-name="ro2">
          <table:table-cell office:value-type="float" office:value="200475.1" table:style-name="ce3">
            <text:p>200475.1</text:p>
          </table:table-cell>
          <table:table-cell table:style-name="ce1"/>
          <table:table-cell office:value-type="string" table:style-name="ce1">
            <text:p>9iAS Release 2 (9.0.2) Start/Stop Instructions on Unix/Linux</text:p>
          </table:table-cell>
          <table:table-cell office:value-type="string" office:string-value="" table:formula="of:=IF(COUNTIF([.A$2:.A$1000]; &quot;=&quot; &amp;[.A56]) &gt; 1; &quot;X&quot;;&quot;&quot;)" table:style-name="ce1"/>
          <table:table-cell table:number-columns-repeated="16380" table:style-name="ce1"/>
        </table:table-row>
        <table:table-row table:style-name="ro2">
          <table:table-cell office:value-type="float" office:value="206272.1" table:style-name="ce3">
            <text:p>206272.1</text:p>
          </table:table-cell>
          <table:table-cell table:style-name="ce1"/>
          <table:table-cell office:value-type="string" table:style-name="ce1">
            <text:p>New Method of Using UTL_FILE in Oracle9i 9.2</text:p>
          </table:table-cell>
          <table:table-cell office:value-type="string" office:string-value="" table:formula="of:=IF(COUNTIF([.A$2:.A$1000]; &quot;=&quot; &amp;[.A57]) &gt; 1; &quot;X&quot;;&quot;&quot;)" table:style-name="ce1"/>
          <table:table-cell table:number-columns-repeated="16380" table:style-name="ce1"/>
        </table:table-row>
        <table:table-row table:style-name="ro2">
          <table:table-cell office:value-type="float" office:value="208256.1" table:style-name="ce3">
            <text:p>208256.1</text:p>
          </table:table-cell>
          <table:table-cell table:style-name="ce1"/>
          <table:table-cell office:value-type="string" table:style-name="ce1">
            <text:p>How to Remove a Single ORACLE_HOME and Its Traces on Microsoft Windows Platforms.</text:p>
          </table:table-cell>
          <table:table-cell office:value-type="string" office:string-value="" table:formula="of:=IF(COUNTIF([.A$2:.A$1000]; &quot;=&quot; &amp;[.A58]) &gt; 1; &quot;X&quot;;&quot;&quot;)" table:style-name="ce1"/>
          <table:table-cell table:number-columns-repeated="16380" table:style-name="ce1"/>
        </table:table-row>
        <table:table-row table:style-name="ro2">
          <table:table-cell office:value-type="float" office:value="219471.1" table:style-name="ce3">
            <text:p>219471.1</text:p>
          </table:table-cell>
          <table:table-cell table:style-name="ce1"/>
          <table:table-cell office:value-type="string" table:style-name="ce1">
            <text:p>Forms Servlet (9i) Logging Explained</text:p>
          </table:table-cell>
          <table:table-cell office:value-type="string" office:string-value="" table:formula="of:=IF(COUNTIF([.A$2:.A$1000]; &quot;=&quot; &amp;[.A59]) &gt; 1; &quot;X&quot;;&quot;&quot;)" table:style-name="ce1"/>
          <table:table-cell table:number-columns-repeated="16380" table:style-name="ce1"/>
        </table:table-row>
        <table:table-row table:style-name="ro2">
          <table:table-cell office:value-type="float" office:value="220629.1" table:style-name="ce3">
            <text:p>220629.1</text:p>
          </table:table-cell>
          <table:table-cell table:style-name="ce1"/>
          <table:table-cell office:value-type="string" table:style-name="ce1">
            <text:p>Hosting Both SSO and Non-SSO Applications With Forms 9i</text:p>
          </table:table-cell>
          <table:table-cell office:value-type="string" office:string-value="" table:formula="of:=IF(COUNTIF([.A$2:.A$1000]; &quot;=&quot; &amp;[.A60]) &gt; 1; &quot;X&quot;;&quot;&quot;)" table:style-name="ce1"/>
          <table:table-cell table:number-columns-repeated="16380" table:style-name="ce1"/>
        </table:table-row>
        <table:table-row table:style-name="ro2">
          <table:table-cell office:value-type="float" office:value="221854.1" table:style-name="ce3">
            <text:p>221854.1</text:p>
          </table:table-cell>
          <table:table-cell table:style-name="ce1"/>
          <table:table-cell office:value-type="string" table:style-name="ce1">
            <text:p>How To Call A WebService From a PL/SQL function</text:p>
          </table:table-cell>
          <table:table-cell office:value-type="string" office:string-value="" table:formula="of:=IF(COUNTIF([.A$2:.A$1000]; &quot;=&quot; &amp;[.A61]) &gt; 1; &quot;X&quot;;&quot;&quot;)" table:style-name="ce1"/>
          <table:table-cell table:number-columns-repeated="16380" table:style-name="ce1"/>
        </table:table-row>
        <table:table-row table:style-name="ro2">
          <table:table-cell office:value-type="float" office:value="223117.1" table:style-name="ce3">
            <text:p>223117.1</text:p>
          </table:table-cell>
          <table:table-cell table:style-name="ce1"/>
          <table:table-cell office:value-type="string" table:style-name="ce1">
            <text:p>Tuning I/O-related Wait Events (Buffer Cache / Redo / Controlfile / Datafile etc.)</text:p>
          </table:table-cell>
          <table:table-cell office:value-type="string" office:string-value="" table:formula="of:=IF(COUNTIF([.A$2:.A$1000]; &quot;=&quot; &amp;[.A62]) &gt; 1; &quot;X&quot;;&quot;&quot;)" table:style-name="ce1"/>
          <table:table-cell table:number-columns-repeated="16380" table:style-name="ce1"/>
        </table:table-row>
        <table:table-row table:style-name="ro2">
          <table:table-cell office:value-type="float" office:value="223299.1" table:style-name="ce3">
            <text:p>223299.1</text:p>
          </table:table-cell>
          <table:table-cell table:style-name="ce1"/>
          <table:table-cell office:value-type="string" table:style-name="ce1">
            <text:p>Top Oracle 9i init.ora Parameters Affecting Performance</text:p>
          </table:table-cell>
          <table:table-cell office:value-type="string" office:string-value="" table:formula="of:=IF(COUNTIF([.A$2:.A$1000]; &quot;=&quot; &amp;[.A63]) &gt; 1; &quot;X&quot;;&quot;&quot;)" table:style-name="ce1"/>
          <table:table-cell table:number-columns-repeated="16380" table:style-name="ce1"/>
        </table:table-row>
        <table:table-row table:style-name="ro2">
          <table:table-cell office:value-type="float" office:value="224176.1" table:style-name="ce3">
            <text:p>224176.1</text:p>
          </table:table-cell>
          <table:table-cell table:style-name="ce1"/>
          <table:table-cell office:value-type="string" table:style-name="ce1">
            <text:p>How to use UNIX OS commands to diagnose Database Performance issues</text:p>
          </table:table-cell>
          <table:table-cell office:value-type="string" office:string-value="" table:formula="of:=IF(COUNTIF([.A$2:.A$1000]; &quot;=&quot; &amp;[.A64]) &gt; 1; &quot;X&quot;;&quot;&quot;)" table:style-name="ce1"/>
          <table:table-cell table:number-columns-repeated="16380" table:style-name="ce1"/>
        </table:table-row>
        <table:table-row table:style-name="ro2">
          <table:table-cell office:value-type="float" office:value="228913.1" table:style-name="ce3">
            <text:p>228913.1</text:p>
          </table:table-cell>
          <table:table-cell table:style-name="ce1"/>
          <table:table-cell office:value-type="string" table:style-name="ce1">
            <text:p>Systemwide Tuning using STATSPACK Reports</text:p>
          </table:table-cell>
          <table:table-cell office:value-type="string" office:string-value="" table:formula="of:=IF(COUNTIF([.A$2:.A$1000]; &quot;=&quot; &amp;[.A65]) &gt; 1; &quot;X&quot;;&quot;&quot;)" table:style-name="ce1"/>
          <table:table-cell table:number-columns-repeated="16380"/>
        </table:table-row>
        <table:table-row table:style-name="ro2">
          <table:table-cell office:value-type="float" office:value="236770.1" table:style-name="ce3">
            <text:p>236770.1</text:p>
          </table:table-cell>
          <table:table-cell table:style-name="ce1"/>
          <table:table-cell office:value-type="string" table:style-name="ce1">
            <text:p>Tuning Windows NT to Optimize Oracle9i</text:p>
          </table:table-cell>
          <table:table-cell office:value-type="string" office:string-value="" table:formula="of:=IF(COUNTIF([.A$2:.A$1000]; &quot;=&quot; &amp;[.A66]) &gt; 1; &quot;X&quot;;&quot;&quot;)" table:style-name="ce1"/>
          <table:table-cell table:number-columns-repeated="16380"/>
        </table:table-row>
        <table:table-row table:style-name="ro2">
          <table:table-cell office:value-type="float" office:value="237301.1" table:style-name="ce3">
            <text:p>237301.1</text:p>
          </table:table-cell>
          <table:table-cell table:style-name="ce1"/>
          <table:table-cell office:value-type="string" table:style-name="ce1">
            <text:p>Logging and Tracing in Reports 9.0.2</text:p>
          </table:table-cell>
          <table:table-cell office:value-type="string" office:string-value="" table:formula="of:=IF(COUNTIF([.A$2:.A$1000]; &quot;=&quot; &amp;[.A67]) &gt; 1; &quot;X&quot;;&quot;&quot;)" table:style-name="ce1"/>
          <table:table-cell table:number-columns-repeated="16380"/>
        </table:table-row>
        <table:table-row table:style-name="ro2">
          <table:table-cell office:value-type="float" office:value="245645.1" table:style-name="ce3">
            <text:p>245645.1</text:p>
          </table:table-cell>
          <table:table-cell table:style-name="ce1"/>
          <table:table-cell office:value-type="string" table:style-name="ce1">
            <text:p>Using 10g Temporary Tablespace Groups</text:p>
          </table:table-cell>
          <table:table-cell office:value-type="string" office:string-value="" table:formula="of:=IF(COUNTIF([.A$2:.A$1000]; &quot;=&quot; &amp;[.A68]) &gt; 1; &quot;X&quot;;&quot;&quot;)" table:style-name="ce1"/>
          <table:table-cell table:number-columns-repeated="16380"/>
        </table:table-row>
        <table:table-row table:style-name="ro2">
          <table:table-cell office:value-type="float" office:value="253082.1" table:style-name="ce3">
            <text:p>253082.1</text:p>
          </table:table-cell>
          <table:table-cell table:style-name="ce1"/>
          <table:table-cell office:value-type="string" table:style-name="ce1">
            <text:p>ExistsNode Query Returns No Rows When XML Doc Uses Multiple Namespaces</text:p>
          </table:table-cell>
          <table:table-cell office:value-type="string" office:string-value="" table:formula="of:=IF(COUNTIF([.A$2:.A$1000]; &quot;=&quot; &amp;[.A69]) &gt; 1; &quot;X&quot;;&quot;&quot;)" table:style-name="ce1"/>
          <table:table-cell table:number-columns-repeated="16380"/>
        </table:table-row>
        <table:table-row table:style-name="ro2">
          <table:table-cell office:value-type="float" office:value="261889.1" table:style-name="ce3">
            <text:p>261889.1</text:p>
          </table:table-cell>
          <table:table-cell table:style-name="ce1"/>
          <table:table-cell office:value-type="string" table:style-name="ce1">
            <text:p>Bigpages vs. Hugetlb on RedHat Linux</text:p>
          </table:table-cell>
          <table:table-cell office:value-type="string" office:string-value="" table:formula="of:=IF(COUNTIF([.A$2:.A$1000]; &quot;=&quot; &amp;[.A70]) &gt; 1; &quot;X&quot;;&quot;&quot;)" table:style-name="ce1"/>
          <table:table-cell table:number-columns-repeated="16380"/>
        </table:table-row>
        <table:table-row table:style-name="ro2">
          <table:table-cell office:value-type="float" office:value="280749.09999999998" table:style-name="ce3">
            <text:p>280749.1</text:p>
          </table:table-cell>
          <table:table-cell table:style-name="ce1"/>
          <table:table-cell office:value-type="string" table:style-name="ce1">
            <text:p>How to Provide Proxy Information when Indexing a Uritype Column</text:p>
          </table:table-cell>
          <table:table-cell office:value-type="string" office:string-value="" table:formula="of:=IF(COUNTIF([.A$2:.A$1000]; &quot;=&quot; &amp;[.A71]) &gt; 1; &quot;X&quot;;&quot;&quot;)" table:style-name="ce1"/>
          <table:table-cell table:number-columns-repeated="16380"/>
        </table:table-row>
        <table:table-row table:style-name="ro2">
          <table:table-cell office:value-type="float" office:value="301262.09999999998" table:style-name="ce3">
            <text:p>301262.1</text:p>
          </table:table-cell>
          <table:table-cell table:style-name="ce1"/>
          <table:table-cell office:value-type="string" table:style-name="ce1">
            <text:p>Sample Script Generating (Pretty Printed = Indented) XML From Relational Tables Using SQL/XML</text:p>
          </table:table-cell>
          <table:table-cell office:value-type="string" office:string-value="" table:formula="of:=IF(COUNTIF([.A$2:.A$1000]; &quot;=&quot; &amp;[.A72]) &gt; 1; &quot;X&quot;;&quot;&quot;)" table:style-name="ce1"/>
          <table:table-cell table:number-columns-repeated="16380"/>
        </table:table-row>
        <table:table-row table:style-name="ro2">
          <table:table-cell office:value-type="float" office:value="303875.09999999998" table:style-name="ce3">
            <text:p>303875.1</text:p>
          </table:table-cell>
          <table:table-cell table:style-name="ce1"/>
          <table:table-cell office:value-type="string" table:style-name="ce1">
            <text:p>Extract Function Causes Xml Data To Be Stored With Pretty Printing On By Default</text:p>
          </table:table-cell>
          <table:table-cell office:value-type="string" office:string-value="" table:formula="of:=IF(COUNTIF([.A$2:.A$1000]; &quot;=&quot; &amp;[.A73]) &gt; 1; &quot;X&quot;;&quot;&quot;)" table:style-name="ce1"/>
          <table:table-cell table:number-columns-repeated="16380"/>
        </table:table-row>
        <table:table-row table:style-name="ro2">
          <table:table-cell office:value-type="float" office:value="315631.09999999998" table:style-name="ce3">
            <text:p>315631.1</text:p>
          </table:table-cell>
          <table:table-cell table:style-name="ce1"/>
          <table:table-cell office:value-type="string" table:style-name="ce1">
            <text:p>How To Query And Change The Oracle Hidden Parameters In Oracle 10g</text:p>
          </table:table-cell>
          <table:table-cell office:value-type="string" office:string-value="" table:formula="of:=IF(COUNTIF([.A$2:.A$1000]; &quot;=&quot; &amp;[.A74]) &gt; 1; &quot;X&quot;;&quot;&quot;)" table:style-name="ce1"/>
          <table:table-cell table:number-columns-repeated="16380"/>
        </table:table-row>
        <table:table-row table:style-name="ro2">
          <table:table-cell office:value-type="float" office:value="342927.1" table:style-name="ce3">
            <text:p>342927.1</text:p>
          </table:table-cell>
          <table:table-cell table:style-name="ce1"/>
          <table:table-cell office:value-type="string" table:style-name="ce1">
            <text:p>How to perform Block Media Recovery (BMR) when backups are not taken by RMAN</text:p>
          </table:table-cell>
          <table:table-cell office:value-type="string" office:string-value="" table:formula="of:=IF(COUNTIF([.A$2:.A$1000]; &quot;=&quot; &amp;[.A75]) &gt; 1; &quot;X&quot;;&quot;&quot;)" table:style-name="ce1"/>
          <table:table-cell table:number-columns-repeated="16380"/>
        </table:table-row>
        <table:table-row table:style-name="ro2">
          <table:table-cell office:value-type="float" office:value="444617.1" table:style-name="ce3">
            <text:p>444617.1</text:p>
          </table:table-cell>
          <table:table-cell table:style-name="ce1"/>
          <table:table-cell office:value-type="string" table:style-name="ce1">
            <text:p>How To Input Variables to CRS Home Cloning Procedure clone.pl</text:p>
          </table:table-cell>
          <table:table-cell office:value-type="string" office:string-value="" table:formula="of:=IF(COUNTIF([.A$2:.A$1000]; &quot;=&quot; &amp;[.A76]) &gt; 1; &quot;X&quot;;&quot;&quot;)" table:style-name="ce1"/>
          <table:table-cell table:number-columns-repeated="16380"/>
        </table:table-row>
        <table:table-row table:style-name="ro2">
          <table:table-cell office:value-type="float" office:value="472231.1" table:style-name="ce3">
            <text:p>472231.1</text:p>
          </table:table-cell>
          <table:table-cell table:style-name="ce1"/>
          <table:table-cell office:value-type="string" table:style-name="ce1">
            <text:p>How to identify all the Corrupted Objects in the Database reported by RMAN</text:p>
          </table:table-cell>
          <table:table-cell office:value-type="string" office:string-value="" table:formula="of:=IF(COUNTIF([.A$2:.A$1000]; &quot;=&quot; &amp;[.A77]) &gt; 1; &quot;X&quot;;&quot;&quot;)" table:style-name="ce1"/>
          <table:table-cell table:number-columns-repeated="16380"/>
        </table:table-row>
        <table:table-row table:style-name="ro2">
          <table:table-cell office:value-type="float" office:value="549196.1" table:style-name="ce3">
            <text:p>549196.1</text:p>
          </table:table-cell>
          <table:table-cell table:style-name="ce1"/>
          <table:table-cell office:value-type="string" table:style-name="ce1">
            <text:p>Where Should the CRS Home be Placed?</text:p>
          </table:table-cell>
          <table:table-cell office:value-type="string" office:string-value="" table:formula="of:=IF(COUNTIF([.A$2:.A$1000]; &quot;=&quot; &amp;[.A78]) &gt; 1; &quot;X&quot;;&quot;&quot;)" table:style-name="ce1"/>
          <table:table-cell table:number-columns-repeated="16380"/>
        </table:table-row>
        <table:table-row table:style-name="ro2">
          <table:table-cell office:value-type="float" office:value="549667.1" table:style-name="ce3">
            <text:p>549667.1</text:p>
          </table:table-cell>
          <table:table-cell table:style-name="ce1"/>
          <table:table-cell office:value-type="string" table:style-name="ce1">
            <text:p>Cluvfy returns “Unsuccessful” for most commands; trace has exectask.sh: “cannot execute” / “permission denied”, or scp: “not found”</text:p>
          </table:table-cell>
          <table:table-cell office:value-type="string" office:string-value="" table:formula="of:=IF(COUNTIF([.A$2:.A$1000]; &quot;=&quot; &amp;[.A79]) &gt; 1; &quot;X&quot;;&quot;&quot;)" table:style-name="ce1"/>
          <table:table-cell table:number-columns-repeated="16380"/>
        </table:table-row>
        <table:table-row table:style-name="ro2">
          <table:table-cell office:value-type="float" office:value="556733.1" table:style-name="ce3">
            <text:p>556733.1</text:p>
          </table:table-cell>
          <table:table-cell table:style-name="ce1"/>
          <table:table-cell office:value-type="string" table:style-name="ce1">
            <text:p>DBMS_REPAIR script</text:p>
          </table:table-cell>
          <table:table-cell office:value-type="string" office:string-value="" table:formula="of:=IF(COUNTIF([.A$2:.A$1000]; &quot;=&quot; &amp;[.A80]) &gt; 1; &quot;X&quot;;&quot;&quot;)" table:style-name="ce1"/>
          <table:table-cell table:number-columns-repeated="16380"/>
        </table:table-row>
        <table:table-row table:style-name="ro2">
          <table:table-cell office:value-type="float" office:value="558376.1" table:style-name="ce3">
            <text:p>558376.1</text:p>
          </table:table-cell>
          <table:table-cell table:style-name="ce1"/>
          <table:table-cell office:value-type="string" table:style-name="ce1">
            <text:p>VERITAS + RAC ON LINUX FAQ</text:p>
          </table:table-cell>
          <table:table-cell office:value-type="string" office:string-value="" table:formula="of:=IF(COUNTIF([.A$2:.A$1000]; &quot;=&quot; &amp;[.A81]) &gt; 1; &quot;X&quot;;&quot;&quot;)" table:style-name="ce1"/>
          <table:table-cell table:number-columns-repeated="16380" table:style-name="ce1"/>
        </table:table-row>
        <table:table-row table:style-name="ro2">
          <table:table-cell office:value-type="float" office:value="604513.1" table:style-name="ce3">
            <text:p>604513.1</text:p>
          </table:table-cell>
          <table:table-cell table:style-name="ce1"/>
          <table:table-cell office:value-type="string" table:style-name="ce1">
            <text:p>Relocating Central Inventory from Shared Location to Private (Local) Location for RAC users</text:p>
          </table:table-cell>
          <table:table-cell office:value-type="string" office:string-value="" table:formula="of:=IF(COUNTIF([.A$2:.A$1000]; &quot;=&quot; &amp;[.A82]) &gt; 1; &quot;X&quot;;&quot;&quot;)" table:style-name="ce1"/>
          <table:table-cell table:number-columns-repeated="16380" table:style-name="ce1"/>
        </table:table-row>
        <table:table-row table:style-name="ro2">
          <table:table-cell office:value-type="float" office:value="605640.1" table:style-name="ce3">
            <text:p>605640.1</text:p>
          </table:table-cell>
          <table:table-cell table:style-name="ce1"/>
          <table:table-cell office:value-type="string" table:style-name="ce1">
            <text:p>RAC: How To Move From Shared To Non-Shared Homes</text:p>
          </table:table-cell>
          <table:table-cell office:value-type="string" office:string-value="" table:formula="of:=IF(COUNTIF([.A$2:.A$1000]; &quot;=&quot; &amp;[.A83]) &gt; 1; &quot;X&quot;;&quot;&quot;)" table:style-name="ce1"/>
          <table:table-cell table:number-columns-repeated="16380" table:style-name="ce1"/>
        </table:table-row>
        <table:table-row table:style-name="ro2">
          <table:table-cell office:value-type="float" office:value="726240.1" table:style-name="ce3">
            <text:p>726240.1</text:p>
          </table:table-cell>
          <table:table-cell table:style-name="ce1"/>
          <table:table-cell office:value-type="string" table:style-name="ce1">
            <text:p>Oracle Data Provider for .NET (ODP) Supported Configurations</text:p>
          </table:table-cell>
          <table:table-cell table:number-columns-repeated="16381" table:style-name="ce1"/>
        </table:table-row>
        <table:table-row table:style-name="ro2">
          <table:table-cell office:value-type="float" office:value="726925.1" table:style-name="ce3">
            <text:p>726925.1</text:p>
          </table:table-cell>
          <table:table-cell table:style-name="ce1"/>
          <table:table-cell office:value-type="string" table:style-name="ce1">
            <text:p>srvctl start instance fails with PRKP-1001; srvctl trace shows error connecting to CRSD</text:p>
          </table:table-cell>
          <table:table-cell office:value-type="string" office:string-value="" table:formula="of:=IF(COUNTIF([.A$2:.A$1000]; &quot;=&quot; &amp;[.A85]) &gt; 1; &quot;X&quot;;&quot;&quot;)" table:style-name="ce1"/>
          <table:table-cell table:number-columns-repeated="16380" table:style-name="ce1"/>
        </table:table-row>
        <table:table-row table:style-name="ro2">
          <table:table-cell office:value-type="float" office:value="728523.1" table:style-name="ce3">
            <text:p>728523.1</text:p>
          </table:table-cell>
          <table:table-cell table:style-name="ce1"/>
          <table:table-cell office:value-type="string" table:style-name="ce1">
            <text:p>FAQ ON “GES: potential blocker” MESSAGES IN ALERT LOG</text:p>
          </table:table-cell>
          <table:table-cell office:value-type="string" office:string-value="" table:formula="of:=IF(COUNTIF([.A$2:.A$1000]; &quot;=&quot; &amp;[.A86]) &gt; 1; &quot;X&quot;;&quot;&quot;)" table:style-name="ce1"/>
          <table:table-cell table:number-columns-repeated="16380" table:style-name="ce1"/>
        </table:table-row>
        <table:table-row table:style-name="ro2">
          <table:table-cell office:value-type="float" office:value="729512.1" table:style-name="ce3">
            <text:p>729512.1</text:p>
          </table:table-cell>
          <table:table-cell table:style-name="ce1"/>
          <table:table-cell office:value-type="string" table:style-name="ce1">
            <text:p>How to Start (or stop) 10gR2 or 11gR1 Oracle Clusterware Services Manually in Windows</text:p>
          </table:table-cell>
          <table:table-cell office:value-type="string" office:string-value="" table:formula="of:=IF(COUNTIF([.A$2:.A$1000]; &quot;=&quot; &amp;[.A87]) &gt; 1; &quot;X&quot;;&quot;&quot;)" table:style-name="ce1"/>
          <table:table-cell table:number-columns-repeated="16380" table:style-name="ce1"/>
        </table:table-row>
        <table:table-row table:style-name="ro2">
          <table:table-cell office:value-type="float" office:value="733567.1" table:style-name="ce3">
            <text:p>733567.1</text:p>
          </table:table-cell>
          <table:table-cell table:style-name="ce1"/>
          <table:table-cell office:value-type="string" table:style-name="ce1">
            <text:p>Setting Environment Variables Through Srvctl</text:p>
          </table:table-cell>
          <table:table-cell office:value-type="string" office:string-value="" table:formula="of:=IF(COUNTIF([.A$2:.A$1000]; &quot;=&quot; &amp;[.A88]) &gt; 1; &quot;X&quot;;&quot;&quot;)" table:style-name="ce1"/>
          <table:table-cell table:number-columns-repeated="16380" table:style-name="ce1"/>
        </table:table-row>
        <table:table-row table:style-name="ro2">
          <table:table-cell office:value-type="float" office:value="733659.1" table:style-name="ce3">
            <text:p>733659.1</text:p>
          </table:table-cell>
          <table:table-cell table:style-name="ce1"/>
          <table:table-cell office:value-type="string" table:style-name="ce1">
            <text:p>Crsd.Log Showing The Following Message: CLSC_RECEIVE: (*) ERROR 2</text:p>
          </table:table-cell>
          <table:table-cell office:value-type="string" office:string-value="" table:formula="of:=IF(COUNTIF([.A$2:.A$1000]; &quot;=&quot; &amp;[.A89]) &gt; 1; &quot;X&quot;;&quot;&quot;)" table:style-name="ce1"/>
          <table:table-cell table:number-columns-repeated="16380" table:style-name="ce1"/>
        </table:table-row>
        <table:table-row table:style-name="ro2">
          <table:table-cell office:value-type="float" office:value="741212.1" table:style-name="ce3">
            <text:p>741212.1</text:p>
          </table:table-cell>
          <table:table-cell table:style-name="ce1"/>
          <table:table-cell office:value-type="string" table:style-name="ce1">
            <text:p>Cannot Start Instance Using Srvctl, No Info in Imon Logs</text:p>
          </table:table-cell>
          <table:table-cell office:value-type="string" office:string-value="" table:formula="of:=IF(COUNTIF([.A$2:.A$1000]; &quot;=&quot; &amp;[.A90]) &gt; 1; &quot;X&quot;;&quot;&quot;)" table:style-name="ce1"/>
          <table:table-cell table:number-columns-repeated="16380" table:style-name="ce1"/>
        </table:table-row>
        <table:table-row table:style-name="ro2">
          <table:table-cell office:value-type="float" office:value="742060.1" table:style-name="ce3">
            <text:p>742060.1</text:p>
          </table:table-cell>
          <table:table-cell table:style-name="ce1"/>
          <table:table-cell office:value-type="string" table:style-name="ce1">
            <text:p>Release Schedule of Current Database Releases </text:p>
          </table:table-cell>
          <table:table-cell office:value-type="string" office:string-value="" table:formula="of:=IF(COUNTIF([.A$2:.A$1000]; &quot;=&quot; &amp;[.A91]) &gt; 1; &quot;X&quot;;&quot;&quot;)" table:style-name="ce1"/>
          <table:table-cell office:value-type="string" table:style-name="ce1">
            <text:p>On this MOS Note you do not really find any patch numbers or names but you’ll find the release schedules of upcoming patch set. Ok you do not see an exact date. But at least the quarter of the year.</text:p>
          </table:table-cell>
          <table:table-cell table:number-columns-repeated="16379"/>
        </table:table-row>
        <table:table-row table:style-name="ro2">
          <table:table-cell office:value-type="float" office:value="750645.1" table:style-name="ce3">
            <text:p>750645.1</text:p>
          </table:table-cell>
          <table:table-cell table:style-name="ce1"/>
          <table:table-cell office:value-type="string" table:style-name="ce1">
            <text:p>After changing the init parameter INSTANCE_GROUPS, queries are no longer being executed in parallel.</text:p>
          </table:table-cell>
          <table:table-cell office:value-type="string" office:string-value="" table:formula="of:=IF(COUNTIF([.A$2:.A$1000]; &quot;=&quot; &amp;[.A92]) &gt; 1; &quot;X&quot;;&quot;&quot;)" table:style-name="ce1"/>
          <table:table-cell table:number-columns-repeated="16380" table:style-name="ce1"/>
        </table:table-row>
        <table:table-row table:style-name="ro2">
          <table:table-cell office:value-type="float" office:value="751981.1" table:style-name="ce3">
            <text:p>751981.1</text:p>
          </table:table-cell>
          <table:table-cell table:style-name="ce1"/>
          <table:table-cell office:value-type="string" table:style-name="ce1">
            <text:p>diagcollection.pl Fails With “Argument list too long”</text:p>
          </table:table-cell>
          <table:table-cell office:value-type="string" office:string-value="" table:formula="of:=IF(COUNTIF([.A$2:.A$1000]; &quot;=&quot; &amp;[.A93]) &gt; 1; &quot;X&quot;;&quot;&quot;)" table:style-name="ce1"/>
          <table:table-cell table:number-columns-repeated="16380" table:style-name="ce1"/>
        </table:table-row>
        <table:table-row table:style-name="ro2">
          <table:table-cell office:value-type="float" office:value="756388.1" table:style-name="ce3">
            <text:p>756388.1</text:p>
          </table:table-cell>
          <table:table-cell table:style-name="ce1"/>
          <table:table-cell office:value-type="string" table:style-name="ce1">
            <text:p>Introduction to Oracle Recommended Patches</text:p>
          </table:table-cell>
          <table:table-cell office:value-type="string" office:string-value="" table:formula="of:=IF(COUNTIF([.A$2:.A$1000]; &quot;=&quot; &amp;[.A94]) &gt; 1; &quot;X&quot;;&quot;&quot;)" table:style-name="ce1"/>
          <table:table-cell office:value-type="string" table:style-name="ce1">
            <text:p>This MOS notes is the main entry to the Oracle recommended patches. It includes further links to Oracle Database, Oracle Enterprise Manager, Oracle Fusion Middleware and other products.</text:p>
          </table:table-cell>
          <table:table-cell table:number-columns-repeated="16379"/>
        </table:table-row>
        <table:table-row table:style-name="ro2">
          <table:table-cell office:value-type="float" office:value="756671.1" table:style-name="ce3">
            <text:p>756671.1</text:p>
          </table:table-cell>
          <table:table-cell table:style-name="ce1"/>
          <table:table-cell office:value-type="string" table:style-name="ce1">
            <text:p>Oracle Recommended Patches </text:p>
          </table:table-cell>
          <table:table-cell office:value-type="string" office:string-value="" table:formula="of:=IF(COUNTIF([.A$2:.A$1000]; &quot;=&quot; &amp;[.A95]) &gt; 1; &quot;X&quot;;&quot;&quot;)" table:style-name="ce1"/>
          <table:table-cell office:value-type="string" table:style-name="ce1">
            <text:p>This notes includes the links for the latest recommended patches of Oracle Databases on Unix and Linux since Oracle 10.2.0.3</text:p>
          </table:table-cell>
          <table:table-cell table:number-columns-repeated="16379"/>
        </table:table-row>
        <table:table-row table:style-name="ro2">
          <table:table-cell office:value-type="float" office:value="760874.1" table:style-name="ce3">
            <text:p>760874.1</text:p>
          </table:table-cell>
          <table:table-cell table:style-name="ce1"/>
          <table:table-cell office:value-type="string" table:style-name="ce1">
            <text:p>How to Create a Non-Default RAC Service Name</text:p>
          </table:table-cell>
          <table:table-cell office:value-type="string" office:string-value="" table:formula="of:=IF(COUNTIF([.A$2:.A$1000]; &quot;=&quot; &amp;[.A96]) &gt; 1; &quot;X&quot;;&quot;&quot;)" table:style-name="ce1"/>
          <table:table-cell table:number-columns-repeated="16380" table:style-name="ce1"/>
        </table:table-row>
        <table:table-row table:style-name="ro2">
          <table:table-cell office:value-type="float" office:value="767414.1" table:style-name="ce3">
            <text:p>767414.1</text:p>
          </table:table-cell>
          <table:table-cell table:style-name="ce1"/>
          <table:table-cell office:value-type="string" table:style-name="ce1">
            <text:p>... something about enqueues and latches ...</text:p>
          </table:table-cell>
          <table:table-cell office:value-type="string" office:string-value="" table:formula="of:=IF(COUNTIF([.A$2:.A$1000]; &quot;=&quot; &amp;[.A97]) &gt; 1; &quot;X&quot;;&quot;&quot;)" table:style-name="ce1"/>
          <table:table-cell table:number-columns-repeated="16380" table:style-name="ce1"/>
        </table:table-row>
        <table:table-row table:style-name="ro2">
          <table:table-cell office:value-type="float" office:value="779306.1" table:style-name="ce3">
            <text:p>779306.1</text:p>
          </table:table-cell>
          <table:table-cell table:style-name="ce1"/>
          <table:table-cell office:value-type="string" table:style-name="ce1">
            <text:p>How To Add/Increase The Size Of Redo Log Files In Rac Environment?</text:p>
          </table:table-cell>
          <table:table-cell office:value-type="string" office:string-value="" table:formula="of:=IF(COUNTIF([.A$2:.A$1000]; &quot;=&quot; &amp;[.A98]) &gt; 1; &quot;X&quot;;&quot;&quot;)" table:style-name="ce1"/>
          <table:table-cell table:number-columns-repeated="16380" table:style-name="ce1"/>
        </table:table-row>
        <table:table-row table:style-name="ro2">
          <table:table-cell office:value-type="float" office:value="780027.1" table:style-name="ce3">
            <text:p>780027.1</text:p>
          </table:table-cell>
          <table:table-cell table:style-name="ce1"/>
          <table:table-cell office:value-type="string" table:style-name="ce1">
            <text:p>CRS stack will not startup – AIX 5.3 TL5+, CRS 10.2.0.4+</text:p>
          </table:table-cell>
          <table:table-cell office:value-type="string" office:string-value="" table:formula="of:=IF(COUNTIF([.A$2:.A$1000]; &quot;=&quot; &amp;[.A99]) &gt; 1; &quot;X&quot;;&quot;&quot;)" table:style-name="ce1"/>
          <table:table-cell table:number-columns-repeated="16380" table:style-name="ce1"/>
        </table:table-row>
        <table:table-row table:style-name="ro2">
          <table:table-cell office:value-type="float" office:value="794505.1" table:style-name="ce3">
            <text:p>794505.1</text:p>
          </table:table-cell>
          <table:table-cell table:style-name="ce1"/>
          <table:table-cell office:value-type="string" table:style-name="ce1">
            <text:p>ORA-1578 / ORA-26040 Corrupt blocks by NOLOGGING – Error explanation and solution</text:p>
          </table:table-cell>
          <table:table-cell office:value-type="string" office:string-value="" table:formula="of:=IF(COUNTIF([.A$2:.A$1000]; &quot;=&quot; &amp;[.A100]) &gt; 1; &quot;X&quot;;&quot;&quot;)" table:style-name="ce1"/>
          <table:table-cell table:number-columns-repeated="16380" table:style-name="ce1"/>
        </table:table-row>
        <table:table-row table:style-name="ro2">
          <table:table-cell office:value-type="float" office:value="798257.1" table:style-name="ce3">
            <text:p>798257.1</text:p>
          </table:table-cell>
          <table:table-cell table:style-name="ce1"/>
          <table:table-cell office:value-type="string" table:style-name="ce1">
            <text:p>Fixed Objects Statistics Considerations</text:p>
          </table:table-cell>
          <table:table-cell office:value-type="string" office:string-value="" table:formula="of:=IF(COUNTIF([.A$2:.A$1000]; &quot;=&quot; &amp;[.A101]) &gt; 1; &quot;X&quot;;&quot;&quot;)" table:style-name="ce1"/>
          <table:table-cell table:number-columns-repeated="16380" table:style-name="ce1"/>
        </table:table-row>
        <table:table-row table:style-name="ro2">
          <table:table-cell office:value-type="float" office:value="818306.1" table:style-name="ce3">
            <text:p>818306.1</text:p>
          </table:table-cell>
          <table:table-cell table:style-name="ce1"/>
          <table:table-cell office:value-type="string" table:style-name="ce1">
            <text:p>PRKC-1044 or “Remote Command Execution” Errors in OUI While Installing CRS</text:p>
          </table:table-cell>
          <table:table-cell office:value-type="string" office:string-value="" table:formula="of:=IF(COUNTIF([.A$2:.A$1000]; &quot;=&quot; &amp;[.A102]) &gt; 1; &quot;X&quot;;&quot;&quot;)" table:style-name="ce1"/>
          <table:table-cell table:number-columns-repeated="16380" table:style-name="ce1"/>
        </table:table-row>
        <table:table-row table:style-name="ro2">
          <table:table-cell office:value-type="float" office:value="819533.1" table:style-name="ce3">
            <text:p>819533.1</text:p>
          </table:table-cell>
          <table:table-cell table:style-name="ce1"/>
          <table:table-cell office:value-type="string" table:style-name="ce1">
            <text:p>How to identify the corrupt Object reported by ORA-1578 / RMAN / DBVERIFY</text:p>
          </table:table-cell>
          <table:table-cell office:value-type="string" office:string-value="" table:formula="of:=IF(COUNTIF([.A$2:.A$1000]; &quot;=&quot; &amp;[.A103]) &gt; 1; &quot;X&quot;;&quot;&quot;)" table:style-name="ce1"/>
          <table:table-cell table:number-columns-repeated="16380" table:style-name="ce1"/>
        </table:table-row>
        <table:table-row table:style-name="ro2">
          <table:table-cell office:value-type="float" office:value="836658.1" table:style-name="ce3">
            <text:p>836658.1</text:p>
          </table:table-cell>
          <table:table-cell table:style-name="ce1"/>
          <table:table-cell office:value-type="string" table:style-name="ce1">
            <text:p>Identify the corruption extension using RMAN/DBV/ANALYZE etc. Main sections in Note 836658.1 to identify corrupt blocks causing ORA-1578 are:</text:p>
          </table:table-cell>
          <table:table-cell office:value-type="string" office:string-value="" table:formula="of:=IF(COUNTIF([.A$2:.A$1000]; &quot;=&quot; &amp;[.A104]) &gt; 1; &quot;X&quot;;&quot;&quot;)" table:style-name="ce1"/>
          <table:table-cell table:number-columns-repeated="16380" table:style-name="ce1"/>
        </table:table-row>
        <table:table-row table:style-name="ro2">
          <table:table-cell office:value-type="float" office:value="840978.1" table:style-name="ce3">
            <text:p>840978.1</text:p>
          </table:table-cell>
          <table:table-cell table:style-name="ce1"/>
          <table:table-cell office:value-type="string" table:style-name="ce1">
            <text:p>.... Physical corruption concept ...</text:p>
          </table:table-cell>
          <table:table-cell office:value-type="string" office:string-value="" table:formula="of:=IF(COUNTIF([.A$2:.A$1000]; &quot;=&quot; &amp;[.A105]) &gt; 1; &quot;X&quot;;&quot;&quot;)" table:style-name="ce1"/>
          <table:table-cell table:number-columns-repeated="16380" table:style-name="ce1"/>
        </table:table-row>
        <table:table-row table:style-name="ro2">
          <table:table-cell office:value-type="float" office:value="845709.1" table:style-name="ce3">
            <text:p>845709.1</text:p>
          </table:table-cell>
          <table:table-cell table:style-name="ce1"/>
          <table:table-cell office:value-type="string" table:style-name="ce1">
            <text:p>CRS: Resource in UNKNOWN state and srvctl Cannot Start/Stop the Resource</text:p>
          </table:table-cell>
          <table:table-cell office:value-type="string" office:string-value="" table:formula="of:=IF(COUNTIF([.A$2:.A$1000]; &quot;=&quot; &amp;[.A106]) &gt; 1; &quot;X&quot;;&quot;&quot;)" table:style-name="ce1"/>
          <table:table-cell table:number-columns-repeated="16380" table:style-name="ce1"/>
        </table:table-row>
        <table:table-row table:style-name="ro2">
          <table:table-cell office:value-type="float" office:value="845761.1" table:style-name="ce3">
            <text:p>845761.1</text:p>
          </table:table-cell>
          <table:table-cell table:style-name="ce1"/>
          <table:table-cell office:value-type="string" table:style-name="ce1">
            <text:p>After CRS Install, ‘cluvfy -post crsinst’ Fails with “CRS is not installed on any of the nodes”</text:p>
          </table:table-cell>
          <table:table-cell office:value-type="string" office:string-value="" table:formula="of:=IF(COUNTIF([.A$2:.A$1000]; &quot;=&quot; &amp;[.A107]) &gt; 1; &quot;X&quot;;&quot;&quot;)" table:style-name="ce1"/>
          <table:table-cell table:number-columns-repeated="16380" table:style-name="ce1"/>
        </table:table-row>
        <table:table-row table:style-name="ro2">
          <table:table-cell office:value-type="float" office:value="845769.1" table:style-name="ce3">
            <text:p>845769.1</text:p>
          </table:table-cell>
          <table:table-cell table:style-name="ce1"/>
          <table:table-cell office:value-type="string" table:style-name="ce1">
            <text:p>The ocssd.log Has Entries: “Voting Device Hang At 50% Fatal”</text:p>
          </table:table-cell>
          <table:table-cell office:value-type="string" office:string-value="" table:formula="of:=IF(COUNTIF([.A$2:.A$1000]; &quot;=&quot; &amp;[.A108]) &gt; 1; &quot;X&quot;;&quot;&quot;)" table:style-name="ce1"/>
          <table:table-cell table:number-columns-repeated="16380" table:style-name="ce1"/>
        </table:table-row>
        <table:table-row table:style-name="ro2">
          <table:table-cell office:value-type="float" office:value="845895.1" table:style-name="ce3">
            <text:p>845895.1</text:p>
          </table:table-cell>
          <table:table-cell table:style-name="ce1"/>
          <table:table-cell office:value-type="string" table:style-name="ce1">
            <text:p>RAC: SRVCTL Cannot Start Database or Instances – ORA-01565 Encountered in imon log</text:p>
          </table:table-cell>
          <table:table-cell office:value-type="string" office:string-value="" table:formula="of:=IF(COUNTIF([.A$2:.A$1000]; &quot;=&quot; &amp;[.A109]) &gt; 1; &quot;X&quot;;&quot;&quot;)" table:style-name="ce1"/>
          <table:table-cell table:number-columns-repeated="16380" table:style-name="ce1"/>
        </table:table-row>
        <table:table-row table:style-name="ro2">
          <table:table-cell office:value-type="float" office:value="888828.1" table:style-name="ce3">
            <text:p>888828.1</text:p>
          </table:table-cell>
          <table:table-cell table:style-name="ce1"/>
          <table:table-cell office:value-type="string" table:style-name="ce1">
            <text:p>Exadata Database Machine and Exadata Storage Server Supported Versions</text:p>
          </table:table-cell>
          <table:table-cell office:value-type="string" office:string-value="X" table:formula="of:=IF(COUNTIF([.A$2:.A$1000]; &quot;=&quot; &amp;[.A110]) &gt; 1; &quot;X&quot;;&quot;&quot;)" table:style-name="ce1">
            <text:p>X</text:p>
          </table:table-cell>
          <table:table-cell office:value-type="string" table:style-name="ce1">
            <text:p>Exadata</text:p>
          </table:table-cell>
          <table:table-cell table:number-columns-repeated="16379"/>
        </table:table-row>
        <table:table-row table:style-name="ro2">
          <table:table-cell office:value-type="float" office:value="888828.1" table:style-name="ce3">
            <text:p>888828.1</text:p>
          </table:table-cell>
          <table:table-cell table:style-name="ce1"/>
          <table:table-cell office:value-type="string" table:style-name="ce1">
            <text:p>Master note on Exadata supported versions. Really important note!</text:p>
          </table:table-cell>
          <table:table-cell office:value-type="string" office:string-value="X" table:formula="of:=IF(COUNTIF([.A$2:.A$1000]; &quot;=&quot; &amp;[.A111]) &gt; 1; &quot;X&quot;;&quot;&quot;)" table:style-name="ce1">
            <text:p>X</text:p>
          </table:table-cell>
          <table:table-cell office:value-type="string" table:style-name="ce1">
            <text:p>Exadata Patching notes</text:p>
          </table:table-cell>
          <table:table-cell table:number-columns-repeated="16379"/>
        </table:table-row>
        <table:table-row table:style-name="ro2">
          <table:table-cell office:value-type="float" office:value="888888.1" table:style-name="ce3">
            <text:p>888888.1</text:p>
          </table:table-cell>
          <table:table-cell table:style-name="ce1"/>
          <table:table-cell office:value-type="string" table:style-name="ce1">
            <text:p>Oracle Database Appliance – 12.1.2 and 2.X Supported ODA Versions &amp; Known Issues</text:p>
          </table:table-cell>
          <table:table-cell office:value-type="string" office:string-value="" table:formula="of:=IF(COUNTIF([.A$2:.A$1000]; &quot;=&quot; &amp;[.A112]) &gt; 1; &quot;X&quot;;&quot;&quot;)" table:style-name="ce1"/>
          <table:table-cell office:value-type="string" table:style-name="ce1">
            <text:p>Database Appliance</text:p>
          </table:table-cell>
          <table:table-cell table:number-columns-repeated="16379"/>
        </table:table-row>
        <table:table-row table:style-name="ro2">
          <table:table-cell office:value-type="float" office:value="949223.1" table:style-name="ce3">
            <text:p>949223.1</text:p>
          </table:table-cell>
          <table:table-cell table:style-name="ce1"/>
          <table:table-cell office:value-type="string" table:style-name="ce1">
            <text:p>Warning in RAC Alert Log “WARNING: No Cluster Interconnect Has Been Specified.”</text:p>
          </table:table-cell>
          <table:table-cell office:value-type="string" office:string-value="" table:formula="of:=IF(COUNTIF([.A$2:.A$1000]; &quot;=&quot; &amp;[.A113]) &gt; 1; &quot;X&quot;;&quot;&quot;)" table:style-name="ce1"/>
          <table:table-cell table:number-columns-repeated="16380" table:style-name="ce1"/>
        </table:table-row>
        <table:table-row table:style-name="ro2">
          <table:table-cell office:value-type="float" office:value="959746.1" table:style-name="ce3">
            <text:p>959746.1</text:p>
          </table:table-cell>
          <table:table-cell table:style-name="ce1"/>
          <table:table-cell office:value-type="string" table:style-name="ce1">
            <text:p>AIX: 10.2/11.1 VIP Fails to Come Up with “Invalid Parameters, Or Failed To Bring Up VIP”</text:p>
          </table:table-cell>
          <table:table-cell office:value-type="string" office:string-value="" table:formula="of:=IF(COUNTIF([.A$2:.A$1000]; &quot;=&quot; &amp;[.A114]) &gt; 1; &quot;X&quot;;&quot;&quot;)" table:style-name="ce1"/>
          <table:table-cell table:number-columns-repeated="16380" table:style-name="ce1"/>
        </table:table-row>
        <table:table-row table:style-name="ro2">
          <table:table-cell office:value-type="float" office:value="1005663.6" table:style-name="ce3">
            <text:p>1005663.6</text:p>
          </table:table-cell>
          <table:table-cell table:style-name="ce1"/>
          <table:table-cell office:value-type="string" table:style-name="ce1">
            <text:p>Debugging PL/SQL Programs Using DBMS_OUTPUT</text:p>
          </table:table-cell>
          <table:table-cell office:value-type="string" office:string-value="" table:formula="of:=IF(COUNTIF([.A$2:.A$1000]; &quot;=&quot; &amp;[.A115]) &gt; 1; &quot;X&quot;;&quot;&quot;)" table:style-name="ce1"/>
          <table:table-cell table:number-columns-repeated="16380" table:style-name="ce1"/>
        </table:table-row>
        <table:table-row table:style-name="ro2">
          <table:table-cell office:value-type="float" office:value="1008453.6" table:style-name="ce3">
            <text:p>1008453.6</text:p>
          </table:table-cell>
          <table:table-cell table:style-name="ce1"/>
          <table:table-cell office:value-type="string" table:style-name="ce1">
            <text:p>Using DBMS_SQL Package to Execute DDL Statements and Dynamic SQL from PL/SQL</text:p>
          </table:table-cell>
          <table:table-cell office:value-type="string" office:string-value="" table:formula="of:=IF(COUNTIF([.A$2:.A$1000]; &quot;=&quot; &amp;[.A116]) &gt; 1; &quot;X&quot;;&quot;&quot;)" table:style-name="ce1"/>
          <table:table-cell table:number-columns-repeated="16380" table:style-name="ce1"/>
        </table:table-row>
        <table:table-row table:style-name="ro2">
          <table:table-cell office:value-type="float" office:value="1029850.6" table:style-name="ce3">
            <text:p>1029850.6</text:p>
          </table:table-cell>
          <table:table-cell table:style-name="ce1"/>
          <table:table-cell office:value-type="string" table:style-name="ce1">
            <text:p>Freelists and Freelist Groups</text:p>
          </table:table-cell>
          <table:table-cell office:value-type="string" office:string-value="" table:formula="of:=IF(COUNTIF([.A$2:.A$1000]; &quot;=&quot; &amp;[.A117]) &gt; 1; &quot;X&quot;;&quot;&quot;)" table:style-name="ce1"/>
          <table:table-cell table:number-columns-repeated="16380" table:style-name="ce1"/>
        </table:table-row>
        <table:table-row table:style-name="ro2">
          <table:table-cell office:value-type="float" office:value="1031826.6" table:style-name="ce3">
            <text:p>1031826.6</text:p>
          </table:table-cell>
          <table:table-cell table:style-name="ce1"/>
          <table:table-cell office:value-type="string" table:style-name="ce1">
            <text:p>Histograms: An Overview</text:p>
          </table:table-cell>
          <table:table-cell office:value-type="string" office:string-value="" table:formula="of:=IF(COUNTIF([.A$2:.A$1000]; &quot;=&quot; &amp;[.A118]) &gt; 1; &quot;X&quot;;&quot;&quot;)" table:style-name="ce1"/>
          <table:table-cell table:number-columns-repeated="16380" table:style-name="ce1"/>
        </table:table-row>
        <table:table-row table:style-name="ro2">
          <table:table-cell office:value-type="float" office:value="1031902.6" table:style-name="ce3">
            <text:p>1031902.6</text:p>
          </table:table-cell>
          <table:table-cell table:style-name="ce1"/>
          <table:table-cell office:value-type="string" table:style-name="ce1">
            <text:p>How Does Oracle Store Internal Numeric Data?</text:p>
          </table:table-cell>
          <table:table-cell office:value-type="string" office:string-value="" table:formula="of:=IF(COUNTIF([.A$2:.A$1000]; &quot;=&quot; &amp;[.A119]) &gt; 1; &quot;X&quot;;&quot;&quot;)" table:style-name="ce1"/>
          <table:table-cell table:number-columns-repeated="16380" table:style-name="ce1"/>
        </table:table-row>
        <table:table-row table:style-name="ro2">
          <table:table-cell office:value-type="float" office:value="1053935.1000000001" table:style-name="ce3">
            <text:p>1053935.1</text:p>
          </table:table-cell>
          <table:table-cell table:style-name="ce1"/>
          <table:table-cell office:value-type="string" table:style-name="ce1">
            <text:p>WARNING: NO CLUSTER INTERCONNECT HAS BEEN SPECIFIED in RAC alert.log</text:p>
          </table:table-cell>
          <table:table-cell office:value-type="string" office:string-value="" table:formula="of:=IF(COUNTIF([.A$2:.A$1000]; &quot;=&quot; &amp;[.A120]) &gt; 1; &quot;X&quot;;&quot;&quot;)" table:style-name="ce1"/>
          <table:table-cell table:number-columns-repeated="16380" table:style-name="ce1"/>
        </table:table-row>
        <table:table-row table:style-name="ro2">
          <table:table-cell office:value-type="float" office:value="1053954.1000000001" table:style-name="ce3">
            <text:p>1053954.1</text:p>
          </table:table-cell>
          <table:table-cell table:style-name="ce1"/>
          <table:table-cell office:value-type="string" table:style-name="ce1">
            <text:p>How to Find RAC Certifications Including Supported Virtualization and Partitioning Technologies</text:p>
          </table:table-cell>
          <table:table-cell office:value-type="string" office:string-value="" table:formula="of:=IF(COUNTIF([.A$2:.A$1000]; &quot;=&quot; &amp;[.A121]) &gt; 1; &quot;X&quot;;&quot;&quot;)" table:style-name="ce1"/>
          <table:table-cell table:number-columns-repeated="16380" table:style-name="ce1"/>
        </table:table-row>
        <table:table-row table:style-name="ro2">
          <table:table-cell office:value-type="float" office:value="1054027.1000000001" table:style-name="ce3">
            <text:p>1054027.1</text:p>
          </table:table-cell>
          <table:table-cell table:style-name="ce1"/>
          <table:table-cell office:value-type="string" table:style-name="ce1">
            <text:p>RAC on Windows: Is NAS Shared Storage Supported for use With RAC on Windows?</text:p>
          </table:table-cell>
          <table:table-cell office:value-type="string" office:string-value="" table:formula="of:=IF(COUNTIF([.A$2:.A$1000]; &quot;=&quot; &amp;[.A122]) &gt; 1; &quot;X&quot;;&quot;&quot;)" table:style-name="ce1"/>
          <table:table-cell table:number-columns-repeated="16380" table:style-name="ce1"/>
        </table:table-row>
        <table:table-row table:style-name="ro2">
          <table:table-cell office:value-type="float" office:value="1054431.1000000001" table:style-name="ce3">
            <text:p>1054431.1</text:p>
          </table:table-cell>
          <table:table-cell table:style-name="ce1"/>
          <table:table-cell office:value-type="string" table:style-name="ce1">
            <text:p>Configure DBFS on Exadata Checklist</text:p>
          </table:table-cell>
          <table:table-cell office:value-type="string" office:string-value="" table:formula="of:=IF(COUNTIF([.A$2:.A$1000]; &quot;=&quot; &amp;[.A123]) &gt; 1; &quot;X&quot;;&quot;&quot;)" table:style-name="ce1"/>
          <table:table-cell office:value-type="string" table:style-name="ce1">
            <text:p>Exadata operational</text:p>
          </table:table-cell>
          <table:table-cell table:number-columns-repeated="16379"/>
        </table:table-row>
        <table:table-row table:style-name="ro2">
          <table:table-cell office:value-type="float" office:value="1059759.1000000001" table:style-name="ce3">
            <text:p>1059759.1</text:p>
          </table:table-cell>
          <table:table-cell table:style-name="ce1"/>
          <table:table-cell office:value-type="string" table:style-name="ce1">
            <text:p>How to calculate the correct subnet for an interface</text:p>
          </table:table-cell>
          <table:table-cell office:value-type="string" office:string-value="" table:formula="of:=IF(COUNTIF([.A$2:.A$1000]; &quot;=&quot; &amp;[.A124]) &gt; 1; &quot;X&quot;;&quot;&quot;)" table:style-name="ce1"/>
          <table:table-cell table:number-columns-repeated="16380" table:style-name="ce1"/>
        </table:table-row>
        <table:table-row table:style-name="ro2">
          <table:table-cell office:value-type="float" office:value="1059831.1000000001" table:style-name="ce3">
            <text:p>1059831.1</text:p>
          </table:table-cell>
          <table:table-cell table:style-name="ce1"/>
          <table:table-cell office:value-type="string" table:style-name="ce1">
            <text:p>RAC Instance Fails to Start With Error ORA-27504: IPC error creating OSD context</text:p>
          </table:table-cell>
          <table:table-cell office:value-type="string" office:string-value="" table:formula="of:=IF(COUNTIF([.A$2:.A$1000]; &quot;=&quot; &amp;[.A125]) &gt; 1; &quot;X&quot;;&quot;&quot;)" table:style-name="ce1"/>
          <table:table-cell table:number-columns-repeated="16380" table:style-name="ce1"/>
        </table:table-row>
        <table:table-row table:style-name="ro2">
          <table:table-cell office:value-type="float" office:value="1060170.1000000001" table:style-name="ce3">
            <text:p>1060170.1</text:p>
          </table:table-cell>
          <table:table-cell table:style-name="ce1"/>
          <table:table-cell office:value-type="string" table:style-name="ce1">
            <text:p>RAC ON OVM – UNABLE TO ADD RAC NODE, ROOT.SH FAILS</text:p>
          </table:table-cell>
          <table:table-cell office:value-type="string" office:string-value="" table:formula="of:=IF(COUNTIF([.A$2:.A$1000]; &quot;=&quot; &amp;[.A126]) &gt; 1; &quot;X&quot;;&quot;&quot;)" table:style-name="ce1"/>
          <table:table-cell table:number-columns-repeated="16380" table:style-name="ce1"/>
        </table:table-row>
        <table:table-row table:style-name="ro2">
          <table:table-cell office:value-type="float" office:value="1068369.6000000001" table:style-name="ce3">
            <text:p>1068369.6</text:p>
          </table:table-cell>
          <table:table-cell table:style-name="ce1"/>
          <table:table-cell office:value-type="string" table:style-name="ce1">
            <text:p>Example: Using DBMS_JOB.SUBMIT to Execute Jobs at Regular Intervals</text:p>
          </table:table-cell>
          <table:table-cell office:value-type="string" office:string-value="" table:formula="of:=IF(COUNTIF([.A$2:.A$1000]; &quot;=&quot; &amp;[.A127]) &gt; 1; &quot;X&quot;;&quot;&quot;)" table:style-name="ce1"/>
          <table:table-cell table:number-columns-repeated="16380" table:style-name="ce1"/>
        </table:table-row>
        <table:table-row table:style-name="ro2">
          <table:table-cell office:value-type="float" office:value="1070627.6000000001" table:style-name="ce3">
            <text:p>1070627.6</text:p>
          </table:table-cell>
          <table:table-cell table:style-name="ce1"/>
          <table:table-cell office:value-type="string" table:style-name="ce1">
            <text:p>What Are Reverse Key Indexes?</text:p>
          </table:table-cell>
          <table:table-cell office:value-type="string" office:string-value="" table:formula="of:=IF(COUNTIF([.A$2:.A$1000]; &quot;=&quot; &amp;[.A128]) &gt; 1; &quot;X&quot;;&quot;&quot;)" table:style-name="ce1"/>
          <table:table-cell table:number-columns-repeated="16380" table:style-name="ce1"/>
        </table:table-row>
        <table:table-row table:style-name="ro2">
          <table:table-cell office:value-type="float" office:value="1086563.1000000001" table:style-name="ce3">
            <text:p>1086563.1</text:p>
          </table:table-cell>
          <table:table-cell table:style-name="ce1"/>
          <table:table-cell office:value-type="string" table:style-name="ce1">
            <text:p>11.2 RAC: In “crsctl stat res -t” State Details May Be Missing or Incorrect</text:p>
          </table:table-cell>
          <table:table-cell office:value-type="string" office:string-value="" table:formula="of:=IF(COUNTIF([.A$2:.A$1000]; &quot;=&quot; &amp;[.A129]) &gt; 1; &quot;X&quot;;&quot;&quot;)" table:style-name="ce1"/>
          <table:table-cell table:number-columns-repeated="16380" table:style-name="ce1"/>
        </table:table-row>
        <table:table-row table:style-name="ro2">
          <table:table-cell office:value-type="float" office:value="1093890.1000000001" table:style-name="ce3">
            <text:p>1093890.1</text:p>
          </table:table-cell>
          <table:table-cell table:style-name="ce1"/>
          <table:table-cell office:value-type="string" table:style-name="ce1">
            <text:p>Shutdown and startup Exadata and Compute nodes on rack.</text:p>
          </table:table-cell>
          <table:table-cell office:value-type="string" office:string-value="" table:formula="of:=IF(COUNTIF([.A$2:.A$1000]; &quot;=&quot; &amp;[.A130]) &gt; 1; &quot;X&quot;;&quot;&quot;)" table:style-name="ce1"/>
          <table:table-cell office:value-type="string" table:style-name="ce1">
            <text:p>Exadata operational</text:p>
          </table:table-cell>
          <table:table-cell table:number-columns-repeated="16379"/>
        </table:table-row>
        <table:table-row table:style-name="ro2">
          <table:table-cell office:value-type="float" office:value="1117484.1000000001" table:style-name="ce3">
            <text:p>1117484.1</text:p>
          </table:table-cell>
          <table:table-cell table:style-name="ce1"/>
          <table:table-cell office:value-type="string" table:style-name="ce1">
            <text:p>“ORA-29783: GPnP attribute SET failed with error [CLSGPNP_RD_ERR]” during 11gR2 Grid Infrastructure Installation</text:p>
          </table:table-cell>
          <table:table-cell office:value-type="string" office:string-value="" table:formula="of:=IF(COUNTIF([.A$2:.A$1000]; &quot;=&quot; &amp;[.A131]) &gt; 1; &quot;X&quot;;&quot;&quot;)" table:style-name="ce1"/>
          <table:table-cell table:number-columns-repeated="16380" table:style-name="ce1"/>
        </table:table-row>
        <table:table-row table:style-name="ro2">
          <table:table-cell office:value-type="float" office:value="1118683.1000000001" table:style-name="ce3">
            <text:p>1118683.1</text:p>
          </table:table-cell>
          <table:table-cell table:style-name="ce1"/>
          <table:table-cell office:value-type="string" table:style-name="ce1">
            <text:p>WIN: During Installation The Event Log Shows Failure To Start Some Services</text:p>
          </table:table-cell>
          <table:table-cell office:value-type="string" office:string-value="" table:formula="of:=IF(COUNTIF([.A$2:.A$1000]; &quot;=&quot; &amp;[.A132]) &gt; 1; &quot;X&quot;;&quot;&quot;)" table:style-name="ce1"/>
          <table:table-cell table:number-columns-repeated="16380" table:style-name="ce1"/>
        </table:table-row>
        <table:table-row table:style-name="ro2">
          <table:table-cell office:value-type="float" office:value="1120626.1000000001" table:style-name="ce3">
            <text:p>1120626.1</text:p>
          </table:table-cell>
          <table:table-cell table:style-name="ce1"/>
          <table:table-cell office:value-type="string" table:style-name="ce1">
            <text:p>Frequent “PE Command” and “UI Command” Messages in the crsd.log file for 11.2 Grid Infrastructure</text:p>
          </table:table-cell>
          <table:table-cell office:value-type="string" office:string-value="" table:formula="of:=IF(COUNTIF([.A$2:.A$1000]; &quot;=&quot; &amp;[.A133]) &gt; 1; &quot;X&quot;;&quot;&quot;)" table:style-name="ce1"/>
          <table:table-cell table:number-columns-repeated="16380" table:style-name="ce1"/>
        </table:table-row>
        <table:table-row table:style-name="ro2">
          <table:table-cell office:value-type="float" office:value="1126313.1000000001" table:style-name="ce3">
            <text:p>1126313.1</text:p>
          </table:table-cell>
          <table:table-cell table:style-name="ce1"/>
          <table:table-cell office:value-type="string" table:style-name="ce1">
            <text:p>OUI Hangs in 11.2 Grid Install While Trying To Copy To Remote Notes</text:p>
          </table:table-cell>
          <table:table-cell office:value-type="string" office:string-value="" table:formula="of:=IF(COUNTIF([.A$2:.A$1000]; &quot;=&quot; &amp;[.A134]) &gt; 1; &quot;X&quot;;&quot;&quot;)" table:style-name="ce1"/>
          <table:table-cell table:number-columns-repeated="16380" table:style-name="ce1"/>
        </table:table-row>
        <table:table-row table:style-name="ro2">
          <table:table-cell office:value-type="float" office:value="1136544.1000000001" table:style-name="ce3">
            <text:p>1136544.1</text:p>
          </table:table-cell>
          <table:table-cell table:style-name="ce1"/>
          <table:table-cell office:value-type="string" table:style-name="ce1">
            <text:p>Relinking notes.</text:p>
          </table:table-cell>
          <table:table-cell office:value-type="string" office:string-value="" table:formula="of:=IF(COUNTIF([.A$2:.A$1000]; &quot;=&quot; &amp;[.A135]) &gt; 1; &quot;X&quot;;&quot;&quot;)" table:style-name="ce1"/>
          <table:table-cell office:value-type="string" table:style-name="ce1">
            <text:p>Exadata Patching notes</text:p>
          </table:table-cell>
          <table:table-cell table:number-columns-repeated="16379"/>
        </table:table-row>
        <table:table-row table:style-name="ro2">
          <table:table-cell office:value-type="float" office:value="1207190.1000000001" table:style-name="ce3">
            <text:p>1207190.1</text:p>
          </table:table-cell>
          <table:table-cell table:style-name="ce1"/>
          <table:table-cell office:value-type="string" table:style-name="ce1">
            <text:p>RAC: How to control parallel execution across instances in 11g?</text:p>
          </table:table-cell>
          <table:table-cell office:value-type="string" office:string-value="" table:formula="of:=IF(COUNTIF([.A$2:.A$1000]; &quot;=&quot; &amp;[.A136]) &gt; 1; &quot;X&quot;;&quot;&quot;)" table:style-name="ce1"/>
          <table:table-cell table:number-columns-repeated="16380" table:style-name="ce1"/>
        </table:table-row>
        <table:table-row table:style-name="ro2">
          <table:table-cell office:value-type="float" office:value="1230858.1000000001" table:style-name="ce3">
            <text:p>1230858.1</text:p>
          </table:table-cell>
          <table:table-cell table:style-name="ce1"/>
          <table:table-cell office:value-type="string" table:style-name="ce1">
            <text:p>“opiodr aborting process” Messages in Alert.Log</text:p>
          </table:table-cell>
          <table:table-cell office:value-type="string" office:string-value="" table:formula="of:=IF(COUNTIF([.A$2:.A$1000]; &quot;=&quot; &amp;[.A137]) &gt; 1; &quot;X&quot;;&quot;&quot;)" table:style-name="ce1"/>
          <table:table-cell table:number-columns-repeated="16380" table:style-name="ce1"/>
        </table:table-row>
        <table:table-row table:style-name="ro2">
          <table:table-cell office:value-type="float" office:value="1260674.1000000001" table:style-name="ce3">
            <text:p>1260674.1</text:p>
          </table:table-cell>
          <table:table-cell table:style-name="ce1"/>
          <table:table-cell office:value-type="string" table:style-name="ce1">
            <text:p>RAC: How to control parallel execution across instances in 10g?</text:p>
          </table:table-cell>
          <table:table-cell office:value-type="string" office:string-value="" table:formula="of:=IF(COUNTIF([.A$2:.A$1000]; &quot;=&quot; &amp;[.A138]) &gt; 1; &quot;X&quot;;&quot;&quot;)" table:style-name="ce1"/>
          <table:table-cell table:number-columns-repeated="16380" table:style-name="ce1"/>
        </table:table-row>
        <table:table-row table:style-name="ro2">
          <table:table-cell office:value-type="float" office:value="1262380.1000000001" table:style-name="ce3">
            <text:p>1262380.1</text:p>
          </table:table-cell>
          <table:table-cell table:style-name="ce1"/>
          <table:table-cell office:value-type="string" table:style-name="ce1">
            <text:p>Master note on Exadata patching.</text:p>
          </table:table-cell>
          <table:table-cell office:value-type="string" office:string-value="" table:formula="of:=IF(COUNTIF([.A$2:.A$1000]; &quot;=&quot; &amp;[.A139]) &gt; 1; &quot;X&quot;;&quot;&quot;)" table:style-name="ce1"/>
          <table:table-cell office:value-type="string" table:style-name="ce1">
            <text:p>Exadata Patching notes</text:p>
          </table:table-cell>
          <table:table-cell table:number-columns-repeated="16379"/>
        </table:table-row>
        <table:table-row table:style-name="ro2">
          <table:table-cell office:value-type="float" office:value="1269133.1000000001" table:style-name="ce3">
            <text:p>1269133.1</text:p>
          </table:table-cell>
          <table:table-cell table:style-name="ce1"/>
          <table:table-cell office:value-type="string" table:style-name="ce1">
            <text:p>Password stuff (pam_talley2 – resetting the /etc/pam.d/sshd file.</text:p>
          </table:table-cell>
          <table:table-cell office:value-type="string" office:string-value="" table:formula="of:=IF(COUNTIF([.A$2:.A$1000]; &quot;=&quot; &amp;[.A140]) &gt; 1; &quot;X&quot;;&quot;&quot;)" table:style-name="ce1"/>
          <table:table-cell office:value-type="string" table:style-name="ce1">
            <text:p>Exadata operational</text:p>
          </table:table-cell>
          <table:table-cell table:number-columns-repeated="16379"/>
        </table:table-row>
        <table:table-row table:style-name="ro2">
          <table:table-cell office:value-type="float" office:value="1270094.1000000001" table:style-name="ce3">
            <text:p>1270094.1</text:p>
          </table:table-cell>
          <table:table-cell table:style-name="ce1"/>
          <table:table-cell office:value-type="string" table:style-name="ce1">
            <text:p>Exadata Critical Issues</text:p>
          </table:table-cell>
          <table:table-cell office:value-type="string" office:string-value="" table:formula="of:=IF(COUNTIF([.A$2:.A$1000]; &quot;=&quot; &amp;[.A141]) &gt; 1; &quot;X&quot;;&quot;&quot;)" table:style-name="ce1"/>
          <table:table-cell office:value-type="string" table:style-name="ce1">
            <text:p>Exadata</text:p>
          </table:table-cell>
          <table:table-cell table:number-columns-repeated="16379"/>
        </table:table-row>
        <table:table-row table:style-name="ro2">
          <table:table-cell office:value-type="float" office:value="1271996.1000000001" table:style-name="ce3">
            <text:p>1271996.1</text:p>
          </table:table-cell>
          <table:table-cell table:style-name="ce1"/>
          <table:table-cell office:value-type="string" table:style-name="ce1">
            <text:p>11.2 Grid Install Fails with SEVERE: [FATAL] [INS-13013], and PRVF-5640 or a Warning in “Task resolv.conf Integrity”</text:p>
          </table:table-cell>
          <table:table-cell office:value-type="string" office:string-value="" table:formula="of:=IF(COUNTIF([.A$2:.A$1000]; &quot;=&quot; &amp;[.A142]) &gt; 1; &quot;X&quot;;&quot;&quot;)" table:style-name="ce1"/>
          <table:table-cell table:number-columns-repeated="16380" table:style-name="ce1"/>
        </table:table-row>
        <table:table-row table:style-name="ro2">
          <table:table-cell office:value-type="float" office:value="1280234.1000000001" table:style-name="ce3">
            <text:p>1280234.1</text:p>
          </table:table-cell>
          <table:table-cell table:style-name="ce1"/>
          <table:table-cell office:value-type="string" table:style-name="ce1">
            <text:p>11.2.0.2 Grid Infrastructure Upgrade/Install on More Than One Node Cluster Fails With “gipchaLowerProcessNode: no valid interfaces found to node” in crsd.log</text:p>
          </table:table-cell>
          <table:table-cell office:value-type="string" office:string-value="" table:formula="of:=IF(COUNTIF([.A$2:.A$1000]; &quot;=&quot; &amp;[.A143]) &gt; 1; &quot;X&quot;;&quot;&quot;)" table:style-name="ce1"/>
          <table:table-cell table:number-columns-repeated="16380" table:style-name="ce1"/>
        </table:table-row>
        <table:table-row table:style-name="ro2">
          <table:table-cell office:value-type="float" office:value="1294676.1000000001" table:style-name="ce3">
            <text:p>1294676.1</text:p>
          </table:table-cell>
          <table:table-cell table:style-name="ce1"/>
          <table:table-cell office:value-type="string" table:style-name="ce1">
            <text:p>Clusterware Stack Is Not Starting On One Node – OCSSD Daemon is Running but Unresponsive</text:p>
          </table:table-cell>
          <table:table-cell office:value-type="string" office:string-value="" table:formula="of:=IF(COUNTIF([.A$2:.A$1000]; &quot;=&quot; &amp;[.A144]) &gt; 1; &quot;X&quot;;&quot;&quot;)" table:style-name="ce1"/>
          <table:table-cell table:number-columns-repeated="16380" table:style-name="ce1"/>
        </table:table-row>
        <table:table-row table:style-name="ro2">
          <table:table-cell office:value-type="float" office:value="1306635.1000000001" table:style-name="ce3">
            <text:p>1306635.1</text:p>
          </table:table-cell>
          <table:table-cell table:style-name="ce1"/>
          <table:table-cell office:value-type="string" table:style-name="ce1">
            <text:p>Replacement of flash – how to check firmware and status. Resetting status.</text:p>
          </table:table-cell>
          <table:table-cell office:value-type="string" office:string-value="" table:formula="of:=IF(COUNTIF([.A$2:.A$1000]; &quot;=&quot; &amp;[.A145]) &gt; 1; &quot;X&quot;;&quot;&quot;)" table:style-name="ce1"/>
          <table:table-cell office:value-type="string" table:style-name="ce1">
            <text:p>Exadata Cell related</text:p>
          </table:table-cell>
          <table:table-cell table:number-columns-repeated="16379"/>
        </table:table-row>
        <table:table-row table:style-name="ro2">
          <table:table-cell office:value-type="float" office:value="1310396.1000000001" table:style-name="ce3">
            <text:p>1310396.1</text:p>
          </table:table-cell>
          <table:table-cell table:style-name="ce1"/>
          <table:table-cell office:value-type="string" table:style-name="ce1">
            <text:p>CRS cannot startup after node reboot, with errors opening raw OCR/VD on EMC, eg. “utopen:7:Failed To Open Ocr File/Disk”</text:p>
          </table:table-cell>
          <table:table-cell office:value-type="string" office:string-value="" table:formula="of:=IF(COUNTIF([.A$2:.A$1000]; &quot;=&quot; &amp;[.A146]) &gt; 1; &quot;X&quot;;&quot;&quot;)" table:style-name="ce1"/>
          <table:table-cell table:number-columns-repeated="16380" table:style-name="ce1"/>
        </table:table-row>
        <table:table-row table:style-name="ro2">
          <table:table-cell office:value-type="float" office:value="1323649.1000000001" table:style-name="ce3">
            <text:p>1323649.1</text:p>
          </table:table-cell>
          <table:table-cell table:style-name="ce1"/>
          <table:table-cell office:value-type="string" table:style-name="ce1">
            <text:p>Known Corruption issues caused by 3rd party Software Provider</text:p>
          </table:table-cell>
          <table:table-cell office:value-type="string" office:string-value="" table:formula="of:=IF(COUNTIF([.A$2:.A$1000]; &quot;=&quot; &amp;[.A147]) &gt; 1; &quot;X&quot;;&quot;&quot;)" table:style-name="ce1"/>
          <table:table-cell table:number-columns-repeated="16380" table:style-name="ce1"/>
        </table:table-row>
        <table:table-row table:style-name="ro2">
          <table:table-cell office:value-type="float" office:value="1329437.1000000001" table:style-name="ce3">
            <text:p>1329437.1</text:p>
          </table:table-cell>
          <table:table-cell table:style-name="ce1"/>
          <table:table-cell office:value-type="string" table:style-name="ce1">
            <text:p>ORA-1578 Corrupt Block Found in Encrypted Database</text:p>
          </table:table-cell>
          <table:table-cell office:value-type="string" office:string-value="" table:formula="of:=IF(COUNTIF([.A$2:.A$1000]; &quot;=&quot; &amp;[.A148]) &gt; 1; &quot;X&quot;;&quot;&quot;)" table:style-name="ce1"/>
          <table:table-cell table:number-columns-repeated="16380" table:style-name="ce1"/>
        </table:table-row>
        <table:table-row table:style-name="ro2">
          <table:table-cell office:value-type="float" office:value="1344944.1" table:style-name="ce3">
            <text:p>1344944.1</text:p>
          </table:table-cell>
          <table:table-cell table:style-name="ce1"/>
          <table:table-cell office:value-type="string" table:style-name="ce1">
            <text:p>How to Create Undo Tablespace for a Newly Added RAC Instance (ORA-30012)</text:p>
          </table:table-cell>
          <table:table-cell office:value-type="string" office:string-value="" table:formula="of:=IF(COUNTIF([.A$2:.A$1000]; &quot;=&quot; &amp;[.A149]) &gt; 1; &quot;X&quot;;&quot;&quot;)" table:style-name="ce1"/>
          <table:table-cell table:number-columns-repeated="16380" table:style-name="ce1"/>
        </table:table-row>
        <table:table-row table:style-name="ro2">
          <table:table-cell office:value-type="float" office:value="1376995.1" table:style-name="ce3">
            <text:p>1376995.1</text:p>
          </table:table-cell>
          <table:table-cell table:style-name="ce1"/>
          <table:table-cell office:value-type="string" table:style-name="ce1">
            <text:p>System Change Number (SCN), Headroom, Security and Patch Information</text:p>
          </table:table-cell>
          <table:table-cell office:value-type="string" office:string-value="" table:formula="of:=IF(COUNTIF([.A$2:.A$1000]; &quot;=&quot; &amp;[.A150]) &gt; 1; &quot;X&quot;;&quot;&quot;)" table:style-name="ce1"/>
          <table:table-cell table:number-columns-repeated="16380" table:style-name="ce1"/>
        </table:table-row>
        <table:table-row table:style-name="ro2">
          <table:table-cell office:value-type="float" office:value="1392717.1" table:style-name="ce3">
            <text:p>1392717.1</text:p>
          </table:table-cell>
          <table:table-cell table:style-name="ce1"/>
          <table:table-cell office:value-type="string" table:style-name="ce1">
            <text:p>Fractured Block explanation</text:p>
          </table:table-cell>
          <table:table-cell office:value-type="string" office:string-value="" table:formula="of:=IF(COUNTIF([.A$2:.A$1000]; &quot;=&quot; &amp;[.A151]) &gt; 1; &quot;X&quot;;&quot;&quot;)" table:style-name="ce1"/>
          <table:table-cell table:number-columns-repeated="16380" table:style-name="ce1"/>
        </table:table-row>
        <table:table-row table:style-name="ro2">
          <table:table-cell office:value-type="float" office:value="1393363.1" table:style-name="ce3">
            <text:p>1393363.1</text:p>
          </table:table-cell>
          <table:table-cell table:number-columns-repeated="2" table:style-name="ce1"/>
          <table:table-cell office:value-type="string" office:string-value="" table:formula="of:=IF(COUNTIF([.A$2:.A$1000]; &quot;=&quot; &amp;[.A152]) &gt; 1; &quot;X&quot;;&quot;&quot;)" table:style-name="ce1"/>
          <table:table-cell table:number-columns-repeated="16380" table:style-name="ce1"/>
        </table:table-row>
        <table:table-row table:style-name="ro2">
          <table:table-cell office:value-type="float" office:value="1405320.1" table:style-name="ce3">
            <text:p>1405320.1</text:p>
          </table:table-cell>
          <table:table-cell table:style-name="ce1"/>
          <table:table-cell office:value-type="string" table:style-name="ce1">
            <text:p>Responses to common Exadata security scan findings</text:p>
          </table:table-cell>
          <table:table-cell office:value-type="string" office:string-value="" table:formula="of:=IF(COUNTIF([.A$2:.A$1000]; &quot;=&quot; &amp;[.A153]) &gt; 1; &quot;X&quot;;&quot;&quot;)" table:style-name="ce1"/>
          <table:table-cell office:value-type="string" table:style-name="ce1">
            <text:p>Exadata</text:p>
          </table:table-cell>
          <table:table-cell table:number-columns-repeated="16379"/>
        </table:table-row>
        <table:table-row table:style-name="ro2">
          <table:table-cell office:value-type="float" office:value="1428394.1" table:style-name="ce3">
            <text:p>1428394.1</text:p>
          </table:table-cell>
          <table:table-cell table:style-name="ce1"/>
          <table:table-cell office:value-type="string" table:style-name="ce1">
            <text:p>Password stuff (pam_talley2)</text:p>
          </table:table-cell>
          <table:table-cell office:value-type="string" office:string-value="" table:formula="of:=IF(COUNTIF([.A$2:.A$1000]; &quot;=&quot; &amp;[.A154]) &gt; 1; &quot;X&quot;;&quot;&quot;)" table:style-name="ce1"/>
          <table:table-cell office:value-type="string" table:style-name="ce1">
            <text:p>Exadata operational</text:p>
          </table:table-cell>
          <table:table-cell table:number-columns-repeated="16379"/>
        </table:table-row>
        <table:table-row table:style-name="ro2">
          <table:table-cell office:value-type="float" office:value="1441202.1" table:style-name="ce3">
            <text:p>1441202.1</text:p>
          </table:table-cell>
          <table:table-cell table:style-name="ce1"/>
          <table:table-cell office:value-type="string" table:style-name="ce1">
            <text:p>Oracle Restart: ohasd fails to start after executing root.sh(roothas.pl), no logs or output created</text:p>
          </table:table-cell>
          <table:table-cell office:value-type="string" office:string-value="" table:formula="of:=IF(COUNTIF([.A$2:.A$1000]; &quot;=&quot; &amp;[.A155]) &gt; 1; &quot;X&quot;;&quot;&quot;)" table:style-name="ce1"/>
          <table:table-cell table:number-columns-repeated="16380" table:style-name="ce1"/>
        </table:table-row>
        <table:table-row table:style-name="ro2">
          <table:table-cell office:value-type="float" office:value="1446274.1" table:style-name="ce3">
            <text:p>1446274.1</text:p>
          </table:table-cell>
          <table:table-cell table:style-name="ce1"/>
          <table:table-cell office:value-type="string" table:style-name="ce1">
            <text:p>ILOM command reference (startup and shutdown Exadata from ILOM).</text:p>
          </table:table-cell>
          <table:table-cell office:value-type="string" office:string-value="" table:formula="of:=IF(COUNTIF([.A$2:.A$1000]; &quot;=&quot; &amp;[.A156]) &gt; 1; &quot;X&quot;;&quot;&quot;)" table:style-name="ce1"/>
          <table:table-cell office:value-type="string" table:style-name="ce1">
            <text:p>Exadata operational</text:p>
          </table:table-cell>
          <table:table-cell table:number-columns-repeated="16379"/>
        </table:table-row>
        <table:table-row table:style-name="ro2">
          <table:table-cell office:value-type="float" office:value="1446371.1" table:style-name="ce3">
            <text:p>1446371.1</text:p>
          </table:table-cell>
          <table:table-cell table:style-name="ce1"/>
          <table:table-cell office:value-type="string" table:style-name="ce1">
            <text:p>RAC PATCHING QUICK REF: Applying CRS PSU, CRS Bundle, GI PSU, Windows Bundles 10.2 – 11.2</text:p>
          </table:table-cell>
          <table:table-cell office:value-type="string" office:string-value="" table:formula="of:=IF(COUNTIF([.A$2:.A$1000]; &quot;=&quot; &amp;[.A157]) &gt; 1; &quot;X&quot;;&quot;&quot;)" table:style-name="ce1"/>
          <table:table-cell table:number-columns-repeated="16380" table:style-name="ce1"/>
        </table:table-row>
        <table:table-row table:style-name="ro2">
          <table:table-cell office:value-type="float" office:value="1447168.1" table:style-name="ce3">
            <text:p>1447168.1</text:p>
          </table:table-cell>
          <table:table-cell table:style-name="ce1"/>
          <table:table-cell office:value-type="string" table:style-name="ce1">
            <text:p>ACFS-9390: The command ‘depmod…’ returned unexpected output</text:p>
          </table:table-cell>
          <table:table-cell office:value-type="string" office:string-value="" table:formula="of:=IF(COUNTIF([.A$2:.A$1000]; &quot;=&quot; &amp;[.A158]) &gt; 1; &quot;X&quot;;&quot;&quot;)" table:style-name="ce1"/>
          <table:table-cell table:number-columns-repeated="16380" table:style-name="ce1"/>
        </table:table-row>
        <table:table-row table:style-name="ro2">
          <table:table-cell office:value-type="float" office:value="1449739.1" table:style-name="ce3">
            <text:p>1449739.1</text:p>
          </table:table-cell>
          <table:table-cell table:style-name="ce1"/>
          <table:table-cell office:value-type="string" table:style-name="ce1">
            <text:p>“IPC Send Timeout” messages from PING process in alert log</text:p>
          </table:table-cell>
          <table:table-cell office:value-type="string" office:string-value="" table:formula="of:=IF(COUNTIF([.A$2:.A$1000]; &quot;=&quot; &amp;[.A159]) &gt; 1; &quot;X&quot;;&quot;&quot;)" table:style-name="ce1"/>
          <table:table-cell table:number-columns-repeated="16380" table:style-name="ce1"/>
        </table:table-row>
        <table:table-row table:style-name="ro2">
          <table:table-cell office:value-type="float" office:value="1454618.1" table:style-name="ce3">
            <text:p>1454618.1</text:p>
          </table:table-cell>
          <table:table-cell table:style-name="ce1"/>
          <table:table-cell office:value-type="string" table:style-name="ce1">
            <text:p>Quick Reference to Patch Numbers for Database PSU, SPU(CPU), Bundle Patches and Patchsets</text:p>
          </table:table-cell>
          <table:table-cell office:value-type="string" office:string-value="" table:formula="of:=IF(COUNTIF([.A$2:.A$1000]; &quot;=&quot; &amp;[.A160]) &gt; 1; &quot;X&quot;;&quot;&quot;)" table:style-name="ce1"/>
          <table:table-cell office:value-type="string" table:style-name="ce1">
            <text:p>This MOS note is some kind of a master note for any PSU, CPU, Bundle Patches and Patchset. Here you’ll find any patch number without struggling yourself first through all the Oracle recommendations</text:p>
          </table:table-cell>
          <table:table-cell table:number-columns-repeated="16379"/>
        </table:table-row>
        <table:table-row table:style-name="ro2">
          <table:table-cell office:value-type="float" office:value="1459240.1" table:style-name="ce3">
            <text:p>1459240.1</text:p>
          </table:table-cell>
          <table:table-cell table:style-name="ce1"/>
          <table:table-cell office:value-type="string" table:style-name="ce1">
            <text:p>INS-41310 or INS-41508 When Putting Voting Disk or OCR on Shared File System</text:p>
          </table:table-cell>
          <table:table-cell office:value-type="string" office:string-value="" table:formula="of:=IF(COUNTIF([.A$2:.A$1000]; &quot;=&quot; &amp;[.A161]) &gt; 1; &quot;X&quot;;&quot;&quot;)" table:style-name="ce1"/>
          <table:table-cell table:number-columns-repeated="16380" table:style-name="ce1"/>
        </table:table-row>
        <table:table-row table:style-name="ro2">
          <table:table-cell office:value-type="float" office:value="1459365.1" table:style-name="ce3">
            <text:p>1459365.1</text:p>
          </table:table-cell>
          <table:table-cell table:style-name="ce1"/>
          <table:table-cell office:value-type="string" table:style-name="ce1">
            <text:p>Exadata Bundle Patches and Non-Exadata Systems</text:p>
          </table:table-cell>
          <table:table-cell office:value-type="string" office:string-value="" table:formula="of:=IF(COUNTIF([.A$2:.A$1000]; &quot;=&quot; &amp;[.A162]) &gt; 1; &quot;X&quot;;&quot;&quot;)" table:style-name="ce1"/>
          <table:table-cell table:number-columns-repeated="16380" table:style-name="ce1"/>
        </table:table-row>
        <table:table-row table:style-name="ro2">
          <table:table-cell office:value-type="float" office:value="1462277.1" table:style-name="ce3">
            <text:p>1462277.1</text:p>
          </table:table-cell>
          <table:table-cell table:style-name="ce1"/>
          <table:table-cell office:value-type="string" table:style-name="ce1">
            <text:p>ACFS: “crsctl stop crs” fails with “CRS-2799: Failed to shut down resource ‘ora.drivers.acfs’ on ‘mynode'”</text:p>
          </table:table-cell>
          <table:table-cell office:value-type="string" office:string-value="" table:formula="of:=IF(COUNTIF([.A$2:.A$1000]; &quot;=&quot; &amp;[.A163]) &gt; 1; &quot;X&quot;;&quot;&quot;)" table:style-name="ce1"/>
          <table:table-cell table:number-columns-repeated="16380" table:style-name="ce1"/>
        </table:table-row>
        <table:table-row table:style-name="ro2">
          <table:table-cell office:value-type="float" office:value="1465927.1" table:style-name="ce3">
            <text:p>1465927.1</text:p>
          </table:table-cell>
          <table:table-cell table:style-name="ce1"/>
          <table:table-cell office:value-type="string" table:style-name="ce1">
            <text:p>‘ls -l’ and ‘find’ Commands Slow on ACFS</text:p>
          </table:table-cell>
          <table:table-cell office:value-type="string" office:string-value="" table:formula="of:=IF(COUNTIF([.A$2:.A$1000]; &quot;=&quot; &amp;[.A164]) &gt; 1; &quot;X&quot;;&quot;&quot;)" table:style-name="ce1"/>
          <table:table-cell table:number-columns-repeated="16380" table:style-name="ce1"/>
        </table:table-row>
        <table:table-row table:style-name="ro2">
          <table:table-cell office:value-type="float" office:value="1473002.1" table:style-name="ce3">
            <text:p>1473002.1</text:p>
          </table:table-cell>
          <table:table-cell table:style-name="ce1"/>
          <table:table-cell office:value-type="string" table:style-name="ce1">
            <text:p>Using dbserver_backup.sh to backup compute nodes.</text:p>
          </table:table-cell>
          <table:table-cell office:value-type="string" office:string-value="X" table:formula="of:=IF(COUNTIF([.A$2:.A$1000]; &quot;=&quot; &amp;[.A165]) &gt; 1; &quot;X&quot;;&quot;&quot;)" table:style-name="ce1">
            <text:p>X</text:p>
          </table:table-cell>
          <table:table-cell office:value-type="string" table:style-name="ce1">
            <text:p>Exadata operational</text:p>
          </table:table-cell>
          <table:table-cell table:number-columns-repeated="16379"/>
        </table:table-row>
        <table:table-row table:style-name="ro2">
          <table:table-cell office:value-type="float" office:value="1473002.1" table:style-name="ce4">
            <text:p>1473002.1</text:p>
          </table:table-cell>
          <table:table-cell table:style-name="ce1"/>
          <table:table-cell office:value-type="string" table:style-name="ce1">
            <text:p>Using ULN to install server patches with YUM. This covers both the compute nodes and cell node kernels.</text:p>
          </table:table-cell>
          <table:table-cell office:value-type="string" office:string-value="X" table:formula="of:=IF(COUNTIF([.A$2:.A$1000]; &quot;=&quot; &amp;[.A166]) &gt; 1; &quot;X&quot;;&quot;&quot;)" table:style-name="ce1">
            <text:p>X</text:p>
          </table:table-cell>
          <table:table-cell office:value-type="string" table:style-name="ce1">
            <text:p>Exadata Patching notes</text:p>
          </table:table-cell>
          <table:table-cell table:number-columns-repeated="16379"/>
        </table:table-row>
        <table:table-row table:style-name="ro2">
          <table:table-cell office:value-type="float" office:value="1473002.7" table:style-name="ce4">
            <text:p>1473002.7</text:p>
          </table:table-cell>
          <table:table-cell table:style-name="ce1"/>
          <table:table-cell office:value-type="string" table:style-name="ce1">
            <text:p>run backup</text:p>
          </table:table-cell>
          <table:table-cell office:value-type="string" office:string-value="" table:formula="of:=IF(COUNTIF([.A$2:.A$1000]; &quot;=&quot; &amp;[.A167]) &gt; 1; &quot;X&quot;;&quot;&quot;)" table:style-name="ce1"/>
          <table:table-cell office:value-type="string" table:style-name="ce1">
            <text:p>Exadata operational</text:p>
          </table:table-cell>
          <table:table-cell table:number-columns-repeated="16379"/>
        </table:table-row>
        <table:table-row table:style-name="ro2">
          <table:table-cell office:value-type="float" office:value="1473002.8" table:style-name="ce4">
            <text:p>1473002.8</text:p>
          </table:table-cell>
          <table:table-cell table:style-name="ce1"/>
          <table:table-cell office:value-type="string" table:style-name="ce1">
            <text:p>roll back</text:p>
          </table:table-cell>
          <table:table-cell office:value-type="string" office:string-value="" table:formula="of:=IF(COUNTIF([.A$2:.A$1000]; &quot;=&quot; &amp;[.A168]) &gt; 1; &quot;X&quot;;&quot;&quot;)" table:style-name="ce1"/>
          <table:table-cell office:value-type="string" table:style-name="ce1">
            <text:p>Exadata operational</text:p>
          </table:table-cell>
          <table:table-cell table:number-columns-repeated="16379"/>
        </table:table-row>
        <table:table-row table:style-name="ro2">
          <table:table-cell office:value-type="float" office:value="1474937.1" table:style-name="ce3">
            <text:p>1474937.1</text:p>
          </table:table-cell>
          <table:table-cell table:style-name="ce1"/>
          <table:table-cell office:value-type="string" table:style-name="ce1">
            <text:p>How to check dictionary and fixed objects statistics</text:p>
          </table:table-cell>
          <table:table-cell office:value-type="string" office:string-value="" table:formula="of:=IF(COUNTIF([.A$2:.A$1000]; &quot;=&quot; &amp;[.A169]) &gt; 1; &quot;X&quot;;&quot;&quot;)" table:style-name="ce1"/>
          <table:table-cell table:number-columns-repeated="16380" table:style-name="ce1"/>
        </table:table-row>
        <table:table-row table:style-name="ro2">
          <table:table-cell office:value-type="float" office:value="1482811.1" table:style-name="ce3">
            <text:p>1482811.1</text:p>
          </table:table-cell>
          <table:table-cell table:style-name="ce1"/>
          <table:table-cell office:value-type="string" table:style-name="ce1">
            <text:p>Best Practices: Proactively Avoiding Database and Query Performance Issues</text:p>
          </table:table-cell>
          <table:table-cell office:value-type="string" office:string-value="" table:formula="of:=IF(COUNTIF([.A$2:.A$1000]; &quot;=&quot; &amp;[.A170]) &gt; 1; &quot;X&quot;;&quot;&quot;)" table:style-name="ce1"/>
          <table:table-cell table:number-columns-repeated="16380" table:style-name="ce1"/>
        </table:table-row>
        <table:table-row table:style-name="ro2">
          <table:table-cell office:value-type="float" office:value="1487321.1" table:style-name="ce3">
            <text:p>1487321.1</text:p>
          </table:table-cell>
          <table:table-cell table:style-name="ce1"/>
          <table:table-cell office:value-type="string" table:style-name="ce1">
            <text:p>11gR2 Grid on Solaris: Node crashes after running explorer -w all</text:p>
          </table:table-cell>
          <table:table-cell office:value-type="string" office:string-value="" table:formula="of:=IF(COUNTIF([.A$2:.A$1000]; &quot;=&quot; &amp;[.A171]) &gt; 1; &quot;X&quot;;&quot;&quot;)" table:style-name="ce1"/>
          <table:table-cell table:number-columns-repeated="16380" table:style-name="ce1"/>
        </table:table-row>
        <table:table-row table:style-name="ro2">
          <table:table-cell office:value-type="float" office:value="1489877.1" table:style-name="ce3">
            <text:p>1489877.1</text:p>
          </table:table-cell>
          <table:table-cell table:style-name="ce1"/>
          <table:table-cell office:value-type="string" table:style-name="ce1">
            <text:p>Upgrade to 11.2 GI fails on first node, unable to start cssd; gipcd log reports “Returning NETDATA: 0 interfaces”</text:p>
          </table:table-cell>
          <table:table-cell office:value-type="string" office:string-value="" table:formula="of:=IF(COUNTIF([.A$2:.A$1000]; &quot;=&quot; &amp;[.A172]) &gt; 1; &quot;X&quot;;&quot;&quot;)" table:style-name="ce1"/>
          <table:table-cell table:number-columns-repeated="16380" table:style-name="ce1"/>
        </table:table-row>
        <table:table-row table:style-name="ro2">
          <table:table-cell office:value-type="float" office:value="1494566.1" table:style-name="ce3">
            <text:p>1494566.1</text:p>
          </table:table-cell>
          <table:table-cell table:style-name="ce1"/>
          <table:table-cell office:value-type="string" table:style-name="ce1">
            <text:p>hp-ux: crsd.bin Leaks Memory as HP C/aC++ A.06.20 or Greater is not Installed</text:p>
          </table:table-cell>
          <table:table-cell office:value-type="string" office:string-value="" table:formula="of:=IF(COUNTIF([.A$2:.A$1000]; &quot;=&quot; &amp;[.A173]) &gt; 1; &quot;X&quot;;&quot;&quot;)" table:style-name="ce1"/>
          <table:table-cell table:number-columns-repeated="16380" table:style-name="ce1"/>
        </table:table-row>
        <table:table-row table:style-name="ro2">
          <table:table-cell office:value-type="float" office:value="1496329.1" table:style-name="ce3">
            <text:p>1496329.1</text:p>
          </table:table-cell>
          <table:table-cell table:style-name="ce1"/>
          <table:table-cell office:value-type="string" table:style-name="ce1">
            <text:p>I/O Errors in Alert log with ORA-29701, with “gipcWait failed with 16” in trace</text:p>
          </table:table-cell>
          <table:table-cell office:value-type="string" office:string-value="" table:formula="of:=IF(COUNTIF([.A$2:.A$1000]; &quot;=&quot; &amp;[.A174]) &gt; 1; &quot;X&quot;;&quot;&quot;)" table:style-name="ce1"/>
          <table:table-cell table:number-columns-repeated="16380" table:style-name="ce1"/>
        </table:table-row>
        <table:table-row table:style-name="ro2">
          <table:table-cell office:value-type="float" office:value="1507482.1" table:style-name="ce3">
            <text:p>1507482.1</text:p>
          </table:table-cell>
          <table:table-cell table:style-name="ce1"/>
          <table:table-cell office:value-type="string" table:style-name="ce1">
            <text:p>Oracle Clusterware Cannot Start on all Nodes: Network communication with node missing for 90% of timeout interval</text:p>
          </table:table-cell>
          <table:table-cell office:value-type="string" office:string-value="" table:formula="of:=IF(COUNTIF([.A$2:.A$1000]; &quot;=&quot; &amp;[.A175]) &gt; 1; &quot;X&quot;;&quot;&quot;)" table:style-name="ce1"/>
          <table:table-cell table:number-columns-repeated="16380" table:style-name="ce1"/>
        </table:table-row>
        <table:table-row table:style-name="ro2">
          <table:table-cell office:value-type="float" office:value="1508641.1" table:style-name="ce3">
            <text:p>1508641.1</text:p>
          </table:table-cell>
          <table:table-cell table:style-name="ce1"/>
          <table:table-cell office:value-type="string" table:style-name="ce1">
            <text:p>11.2.0.3.x Grid Infrastructure Bundle/PSU Known Issues</text:p>
          </table:table-cell>
          <table:table-cell office:value-type="string" office:string-value="" table:formula="of:=IF(COUNTIF([.A$2:.A$1000]; &quot;=&quot; &amp;[.A176]) &gt; 1; &quot;X&quot;;&quot;&quot;)" table:style-name="ce1"/>
          <table:table-cell table:number-columns-repeated="16380" table:style-name="ce1"/>
        </table:table-row>
        <table:table-row table:style-name="ro2">
          <table:table-cell office:value-type="float" office:value="1508899.1" table:style-name="ce3">
            <text:p>1508899.1</text:p>
          </table:table-cell>
          <table:table-cell table:style-name="ce1"/>
          <table:table-cell office:value-type="string" table:style-name="ce1">
            <text:p>hp-ux: 11gR2 GI Fails to Start or rootupgrade.sh Fails with “clsfmt: Received unexpected error 4 from skgfifi for file” if PHCO_43004 is Applied</text:p>
          </table:table-cell>
          <table:table-cell office:value-type="string" office:string-value="" table:formula="of:=IF(COUNTIF([.A$2:.A$1000]; &quot;=&quot; &amp;[.A177]) &gt; 1; &quot;X&quot;;&quot;&quot;)" table:style-name="ce1"/>
          <table:table-cell table:number-columns-repeated="16380" table:style-name="ce1"/>
        </table:table-row>
        <table:table-row table:style-name="ro2">
          <table:table-cell office:value-type="float" office:value="1512914.1" table:style-name="ce3">
            <text:p>1512914.1</text:p>
          </table:table-cell>
          <table:table-cell table:style-name="ce1"/>
          <table:table-cell office:value-type="string" table:style-name="ce1">
            <text:p>Linux: DB Processes may hang when running large “dd” to NFS disk, leading to RAC eviction or crash</text:p>
          </table:table-cell>
          <table:table-cell office:value-type="string" office:string-value="" table:formula="of:=IF(COUNTIF([.A$2:.A$1000]; &quot;=&quot; &amp;[.A178]) &gt; 1; &quot;X&quot;;&quot;&quot;)" table:style-name="ce1"/>
          <table:table-cell table:number-columns-repeated="16380" table:style-name="ce1"/>
        </table:table-row>
        <table:table-row table:style-name="ro2">
          <table:table-cell office:value-type="float" office:value="1513344.1" table:style-name="ce3">
            <text:p>1513344.1</text:p>
          </table:table-cell>
          <table:table-cell table:style-name="ce1"/>
          <table:table-cell office:value-type="string" table:style-name="ce1">
            <text:p>ACFSUTIL Reports CLSU-00100 CLSU-00101 ACFS-03001 Permission denied</text:p>
          </table:table-cell>
          <table:table-cell office:value-type="string" office:string-value="" table:formula="of:=IF(COUNTIF([.A$2:.A$1000]; &quot;=&quot; &amp;[.A179]) &gt; 1; &quot;X&quot;;&quot;&quot;)" table:style-name="ce1"/>
          <table:table-cell table:number-columns-repeated="16380" table:style-name="ce1"/>
        </table:table-row>
        <table:table-row table:style-name="ro2">
          <table:table-cell office:value-type="float" office:value="1520896.1" table:style-name="ce3">
            <text:p>1520896.1</text:p>
          </table:table-cell>
          <table:table-cell table:style-name="ce1"/>
          <table:table-cell office:value-type="string" table:style-name="ce1">
            <text:p>DBFS Configuration Health Check</text:p>
          </table:table-cell>
          <table:table-cell office:value-type="string" office:string-value="" table:formula="of:=IF(COUNTIF([.A$2:.A$1000]; &quot;=&quot; &amp;[.A180]) &gt; 1; &quot;X&quot;;&quot;&quot;)" table:style-name="ce1"/>
          <table:table-cell office:value-type="string" table:style-name="ce1">
            <text:p>Exadata operational</text:p>
          </table:table-cell>
          <table:table-cell table:number-columns-repeated="16379"/>
        </table:table-row>
        <table:table-row table:style-name="ro2">
          <table:table-cell office:value-type="float" office:value="1528783.1" table:style-name="ce3">
            <text:p>1528783.1</text:p>
          </table:table-cell>
          <table:table-cell table:style-name="ce1"/>
          <table:table-cell office:value-type="string" table:style-name="ce1">
            <text:p>Patches Required for HCC + DNFS Support on 11.2.0.3</text:p>
          </table:table-cell>
          <table:table-cell office:value-type="string" office:string-value="" table:formula="of:=IF(COUNTIF([.A$2:.A$1000]; &quot;=&quot; &amp;[.A181]) &gt; 1; &quot;X&quot;;&quot;&quot;)" table:style-name="ce1"/>
          <table:table-cell table:number-columns-repeated="16380" table:style-name="ce1"/>
        </table:table-row>
        <table:table-row table:style-name="ro2">
          <table:table-cell office:value-type="float" office:value="1530238.1" table:style-name="ce3">
            <text:p>1530238.1</text:p>
          </table:table-cell>
          <table:table-cell table:style-name="ce1"/>
          <table:table-cell office:value-type="string" table:style-name="ce1">
            <text:p>Linux: Database instance hang after “strace” on LGWR</text:p>
          </table:table-cell>
          <table:table-cell office:value-type="string" office:string-value="" table:formula="of:=IF(COUNTIF([.A$2:.A$1000]; &quot;=&quot; &amp;[.A182]) &gt; 1; &quot;X&quot;;&quot;&quot;)" table:style-name="ce1"/>
          <table:table-cell table:number-columns-repeated="16380" table:style-name="ce1"/>
        </table:table-row>
        <table:table-row table:style-name="ro2">
          <table:table-cell office:value-type="float" office:value="1534949.1" table:style-name="ce3">
            <text:p>1534949.1</text:p>
          </table:table-cell>
          <table:table-cell table:style-name="ce1"/>
          <table:table-cell office:value-type="string" table:style-name="ce1">
            <text:p>Oracle Grid Infrastructure: How to Troubleshoot Missed Network Heartbeat Evictions</text:p>
          </table:table-cell>
          <table:table-cell office:value-type="string" office:string-value="" table:formula="of:=IF(COUNTIF([.A$2:.A$1000]; &quot;=&quot; &amp;[.A183]) &gt; 1; &quot;X&quot;;&quot;&quot;)" table:style-name="ce1"/>
          <table:table-cell table:number-columns-repeated="16380" table:style-name="ce1"/>
        </table:table-row>
        <table:table-row table:style-name="ro2">
          <table:table-cell office:value-type="float" office:value="1536174.1" table:style-name="ce3">
            <text:p>1536174.1</text:p>
          </table:table-cell>
          <table:table-cell table:style-name="ce1"/>
          <table:table-cell office:value-type="string" table:style-name="ce1">
            <text:p>HP Itanium: Parallel query slave background process spins while consuming high CPU</text:p>
          </table:table-cell>
          <table:table-cell office:value-type="string" office:string-value="" table:formula="of:=IF(COUNTIF([.A$2:.A$1000]; &quot;=&quot; &amp;[.A184]) &gt; 1; &quot;X&quot;;&quot;&quot;)" table:style-name="ce1"/>
          <table:table-cell table:number-columns-repeated="16380" table:style-name="ce1"/>
        </table:table-row>
        <table:table-row table:style-name="ro2">
          <table:table-cell office:value-type="float" office:value="1538068.1" table:style-name="ce3">
            <text:p>1538068.1</text:p>
          </table:table-cell>
          <table:table-cell table:style-name="ce1"/>
          <table:table-cell office:value-type="string" table:style-name="ce1">
            <text:p>Remove partition if dbserver_backup.sh fails.</text:p>
          </table:table-cell>
          <table:table-cell office:value-type="string" office:string-value="" table:formula="of:=IF(COUNTIF([.A$2:.A$1000]; &quot;=&quot; &amp;[.A185]) &gt; 1; &quot;X&quot;;&quot;&quot;)" table:style-name="ce1"/>
          <table:table-cell office:value-type="string" table:style-name="ce1">
            <text:p>Exadata operational</text:p>
          </table:table-cell>
          <table:table-cell table:number-columns-repeated="16379"/>
        </table:table-row>
        <table:table-row table:style-name="ro2">
          <table:table-cell office:value-type="float" office:value="1542814.1" table:style-name="ce3">
            <text:p>1542814.1</text:p>
          </table:table-cell>
          <table:table-cell table:style-name="ce1"/>
          <table:table-cell office:value-type="string" table:style-name="ce1">
            <text:p>Master Note: Windows Grid Infrastructure Install/Upgrade fails with [INS-20802]: Most Common Causes and Solutions</text:p>
          </table:table-cell>
          <table:table-cell office:value-type="string" office:string-value="" table:formula="of:=IF(COUNTIF([.A$2:.A$1000]; &quot;=&quot; &amp;[.A186]) &gt; 1; &quot;X&quot;;&quot;&quot;)" table:style-name="ce1"/>
          <table:table-cell table:number-columns-repeated="16380" table:style-name="ce1"/>
        </table:table-row>
        <table:table-row table:style-name="ro2">
          <table:table-cell office:value-type="float" office:value="1545789.1" table:style-name="ce3">
            <text:p>1545789.1</text:p>
          </table:table-cell>
          <table:table-cell table:style-name="ce1"/>
          <table:table-cell office:value-type="string" table:style-name="ce1">
            <text:p>ISO install Cheat Sheets</text:p>
          </table:table-cell>
          <table:table-cell office:value-type="string" office:string-value="" table:formula="of:=IF(COUNTIF([.A$2:.A$1000]; &quot;=&quot; &amp;[.A187]) &gt; 1; &quot;X&quot;;&quot;&quot;)" table:style-name="ce1"/>
          <table:table-cell office:value-type="string" table:style-name="ce1">
            <text:p>Exadata Patching notes</text:p>
          </table:table-cell>
          <table:table-cell table:number-columns-repeated="16379"/>
        </table:table-row>
        <table:table-row table:style-name="ro2">
          <table:table-cell office:value-type="float" office:value="1546004.1" table:style-name="ce3">
            <text:p>1546004.1</text:p>
          </table:table-cell>
          <table:table-cell table:style-name="ce1"/>
          <table:table-cell office:value-type="string" table:style-name="ce1">
            <text:p>Oracle Grid Infrastructure: Understanding Split-Brain Node Eviction</text:p>
          </table:table-cell>
          <table:table-cell office:value-type="string" office:string-value="" table:formula="of:=IF(COUNTIF([.A$2:.A$1000]; &quot;=&quot; &amp;[.A188]) &gt; 1; &quot;X&quot;;&quot;&quot;)" table:style-name="ce1"/>
          <table:table-cell table:number-columns-repeated="16380" table:style-name="ce1"/>
        </table:table-row>
        <table:table-row table:style-name="ro2">
          <table:table-cell office:value-type="float" office:value="1549135.1" table:style-name="ce3">
            <text:p>1549135.1</text:p>
          </table:table-cell>
          <table:table-cell table:style-name="ce1"/>
          <table:table-cell office:value-type="string" table:style-name="ce1">
            <text:p>Troubleshooting Instance Evictions (Instance terminates with ORA-29740, Instance Abort, Instance Kill)</text:p>
          </table:table-cell>
          <table:table-cell office:value-type="string" office:string-value="" table:formula="of:=IF(COUNTIF([.A$2:.A$1000]; &quot;=&quot; &amp;[.A189]) &gt; 1; &quot;X&quot;;&quot;&quot;)" table:style-name="ce1"/>
          <table:table-cell table:number-columns-repeated="16380" table:style-name="ce1"/>
        </table:table-row>
        <table:table-row table:style-name="ro2">
          <table:table-cell office:value-type="float" office:value="1549428.1" table:style-name="ce3">
            <text:p>1549428.1</text:p>
          </table:table-cell>
          <table:table-cell table:style-name="ce1"/>
          <table:table-cell office:value-type="string" table:style-name="ce1">
            <text:p>Oracle Grid Infrastructure: How to Troubleshoot Voting Disk Evictions</text:p>
          </table:table-cell>
          <table:table-cell office:value-type="string" office:string-value="" table:formula="of:=IF(COUNTIF([.A$2:.A$1000]; &quot;=&quot; &amp;[.A190]) &gt; 1; &quot;X&quot;;&quot;&quot;)" table:style-name="ce1"/>
          <table:table-cell table:number-columns-repeated="16380" table:style-name="ce1"/>
        </table:table-row>
        <table:table-row table:style-name="ro2">
          <table:table-cell office:value-type="float" office:value="1549496.1" table:style-name="ce3">
            <text:p>1549496.1</text:p>
          </table:table-cell>
          <table:table-cell table:style-name="ce1"/>
          <table:table-cell office:value-type="string" table:style-name="ce1">
            <text:p>Oracle Grid Infrastructure: How to Troubleshoot cssagent/cssmonitor Evictions</text:p>
          </table:table-cell>
          <table:table-cell office:value-type="string" office:string-value="" table:formula="of:=IF(COUNTIF([.A$2:.A$1000]; &quot;=&quot; &amp;[.A191]) &gt; 1; &quot;X&quot;;&quot;&quot;)" table:style-name="ce1"/>
          <table:table-cell table:number-columns-repeated="16380" table:style-name="ce1"/>
        </table:table-row>
        <table:table-row table:style-name="ro2">
          <table:table-cell office:value-type="float" office:value="1551639.2" table:style-name="ce3">
            <text:p>1551639.2</text:p>
          </table:table-cell>
          <table:table-cell table:style-name="ce1"/>
          <table:table-cell office:value-type="string" table:style-name="ce1">
            <text:p>Interactive Install Assistant: Oracle Grid Infrastructure</text:p>
          </table:table-cell>
          <table:table-cell office:value-type="string" office:string-value="" table:formula="of:=IF(COUNTIF([.A$2:.A$1000]; &quot;=&quot; &amp;[.A192]) &gt; 1; &quot;X&quot;;&quot;&quot;)" table:style-name="ce1"/>
          <table:table-cell table:number-columns-repeated="16380" table:style-name="ce1"/>
        </table:table-row>
        <table:table-row table:style-name="ro2">
          <table:table-cell office:value-type="float" office:value="1553103.1" table:style-name="ce3">
            <text:p>1553103.1</text:p>
          </table:table-cell>
          <table:table-cell table:style-name="ce1"/>
          <table:table-cell office:value-type="string" table:style-name="ce1">
            <text:p>Exadata Database Server Patching using the DB Node Update Utility</text:p>
          </table:table-cell>
          <table:table-cell office:value-type="string" office:string-value="" table:formula="of:=IF(COUNTIF([.A$2:.A$1000]; &quot;=&quot; &amp;[.A193]) &gt; 1; &quot;X&quot;;&quot;&quot;)" table:style-name="ce1"/>
          <table:table-cell office:value-type="string" table:style-name="ce1">
            <text:p>Exadata Patching notes</text:p>
          </table:table-cell>
          <table:table-cell table:number-columns-repeated="16379"/>
        </table:table-row>
        <table:table-row table:style-name="ro2">
          <table:table-cell office:value-type="float" office:value="1553605.2" table:style-name="ce3">
            <text:p>1553605.2</text:p>
          </table:table-cell>
          <table:table-cell table:style-name="ce1"/>
          <table:table-cell office:value-type="string" table:style-name="ce1">
            <text:p>Interactive Patching Assistant: Oracle Grid Infrastructure</text:p>
          </table:table-cell>
          <table:table-cell office:value-type="string" office:string-value="" table:formula="of:=IF(COUNTIF([.A$2:.A$1000]; &quot;=&quot; &amp;[.A194]) &gt; 1; &quot;X&quot;;&quot;&quot;)" table:style-name="ce1"/>
          <table:table-cell table:number-columns-repeated="16380" table:style-name="ce1"/>
        </table:table-row>
        <table:table-row table:style-name="ro2">
          <table:table-cell office:value-type="float" office:value="1553630.2" table:style-name="ce3">
            <text:p>1553630.2</text:p>
          </table:table-cell>
          <table:table-cell table:style-name="ce1"/>
          <table:table-cell office:value-type="string" table:style-name="ce1">
            <text:p>Interactive Upgrade Assistant: Oracle Grid Infrastructure</text:p>
          </table:table-cell>
          <table:table-cell office:value-type="string" office:string-value="" table:formula="of:=IF(COUNTIF([.A$2:.A$1000]; &quot;=&quot; &amp;[.A195]) &gt; 1; &quot;X&quot;;&quot;&quot;)" table:style-name="ce1"/>
          <table:table-cell table:number-columns-repeated="16380" table:style-name="ce1"/>
        </table:table-row>
        <table:table-row table:style-name="ro2">
          <table:table-cell office:value-type="float" office:value="1561271.1" table:style-name="ce3">
            <text:p>1561271.1</text:p>
          </table:table-cell>
          <table:table-cell table:style-name="ce1"/>
          <table:table-cell office:value-type="string" table:style-name="ce1">
            <text:p>ALERT: SOLARIS &amp; HP-UX – unrecoverable error ORA-29701 raised in ASM I/O path; terminating process {nnnnn}</text:p>
          </table:table-cell>
          <table:table-cell office:value-type="string" office:string-value="" table:formula="of:=IF(COUNTIF([.A$2:.A$1000]; &quot;=&quot; &amp;[.A196]) &gt; 1; &quot;X&quot;;&quot;&quot;)" table:style-name="ce1"/>
          <table:table-cell table:number-columns-repeated="16380" table:style-name="ce1"/>
        </table:table-row>
        <table:table-row table:style-name="ro2">
          <table:table-cell office:value-type="float" office:value="1626579.1" table:style-name="ce3">
            <text:p>1626579.1</text:p>
          </table:table-cell>
          <table:table-cell table:style-name="ce1"/>
          <table:table-cell office:value-type="string" table:style-name="ce1">
            <text:p>Exadata Storage Software Versions Supported by the Oracle Enterprise Manager Exadata Plug-in</text:p>
          </table:table-cell>
          <table:table-cell office:value-type="string" office:string-value="" table:formula="of:=IF(COUNTIF([.A$2:.A$1000]; &quot;=&quot; &amp;[.A197]) &gt; 1; &quot;X&quot;;&quot;&quot;)" table:style-name="ce1"/>
          <table:table-cell office:value-type="string" table:style-name="ce1">
            <text:p>Cloud control / Enterprise manager</text:p>
          </table:table-cell>
          <table:table-cell table:number-columns-repeated="16379"/>
        </table:table-row>
        <table:table-row table:style-name="ro2">
          <table:table-cell office:value-type="float" office:value="1678111.1" table:style-name="ce3">
            <text:p>1678111.1</text:p>
          </table:table-cell>
          <table:table-cell table:style-name="ce1"/>
          <table:table-cell office:value-type="string" table:style-name="ce1">
            <text:p>PARALLEL_MIN_SERVERS Does Not Limit The Number Of Parallel Processes At Startup in 12c</text:p>
          </table:table-cell>
          <table:table-cell office:value-type="string" office:string-value="" table:formula="of:=IF(COUNTIF([.A$2:.A$1000]; &quot;=&quot; &amp;[.A198]) &gt; 1; &quot;X&quot;;&quot;&quot;)" table:style-name="ce1"/>
          <table:table-cell table:number-columns-repeated="16380" table:style-name="ce1"/>
        </table:table-row>
        <table:table-row table:style-name="ro2">
          <table:table-cell office:value-type="float" office:value="1906755.1" table:style-name="ce3">
            <text:p>1906755.1</text:p>
          </table:table-cell>
          <table:table-cell table:style-name="ce1"/>
          <table:table-cell office:value-type="string" table:style-name="ce1">
            <text:p>CRS on On 32-bit Linux: system reboots after 298 days uptime</text:p>
          </table:table-cell>
          <table:table-cell office:value-type="string" office:string-value="" table:formula="of:=IF(COUNTIF([.A$2:.A$1000]; &quot;=&quot; &amp;[.A199]) &gt; 1; &quot;X&quot;;&quot;&quot;)" table:style-name="ce1"/>
          <table:table-cell table:number-columns-repeated="16380" table:style-name="ce1"/>
        </table:table-row>
        <table:table-row table:style-name="ro2">
          <table:table-cell office:value-type="float" office:value="1907369.1" table:style-name="ce3">
            <text:p>1907369.1</text:p>
          </table:table-cell>
          <table:table-cell table:style-name="ce1"/>
          <table:table-cell office:value-type="string" table:style-name="ce1">
            <text:p>Many RAC sessions in long wait, with root session waiting for ‘gc current request’</text:p>
          </table:table-cell>
          <table:table-cell office:value-type="string" office:string-value="" table:formula="of:=IF(COUNTIF([.A$2:.A$1000]; &quot;=&quot; &amp;[.A200]) &gt; 1; &quot;X&quot;;&quot;&quot;)" table:style-name="ce1"/>
          <table:table-cell table:number-columns-repeated="16380" table:style-name="ce1"/>
        </table:table-row>
        <table:table-row table:style-name="ro2">
          <table:table-cell office:value-type="float" office:value="2021771.1" table:style-name="ce3">
            <text:p>2021771.1</text:p>
          </table:table-cell>
          <table:table-cell table:style-name="ce1"/>
          <table:table-cell office:value-type="string" table:style-name="ce1">
            <text:p>Oracle ZFS Storage Appliance: Software Updates</text:p>
          </table:table-cell>
          <table:table-cell office:value-type="string" office:string-value="" table:formula="of:=IF(COUNTIF([.A$2:.A$1000]; &quot;=&quot; &amp;[.A201]) &gt; 1; &quot;X&quot;;&quot;&quot;)" table:style-name="ce1"/>
          <table:table-cell office:value-type="string" table:style-name="ce1">
            <text:p>ZFS Storage Appliance</text:p>
          </table:table-cell>
          <table:table-cell table:number-columns-repeated="16379"/>
        </table:table-row>
        <table:table-row table:style-name="ro2">
          <table:table-cell office:value-type="float" office:value="2034610.1" table:style-name="ce3">
            <text:p>2034610.1</text:p>
          </table:table-cell>
          <table:table-cell table:style-name="ce1"/>
          <table:table-cell office:value-type="string" table:style-name="ce1">
            <text:p>Things to Consider to Avoid Poor Performance or Wrong Results on 12.1.0.2</text:p>
          </table:table-cell>
          <table:table-cell office:value-type="string" office:string-value="" table:formula="of:=IF(COUNTIF([.A$2:.A$1000]; &quot;=&quot; &amp;[.A202]) &gt; 1; &quot;X&quot;;&quot;&quot;)" table:style-name="ce1"/>
          <table:table-cell table:number-columns-repeated="16380" table:style-name="ce1"/>
        </table:table-row>
        <table:table-row table:style-name="ro2">
          <table:table-cell office:value-type="float" office:value="2035898.1" table:style-name="ce3">
            <text:p>2035898.1</text:p>
          </table:table-cell>
          <table:table-cell table:style-name="ce1"/>
          <table:table-cell office:value-type="string" table:style-name="ce1">
            <text:p>Things to Consider for 12.1.0.2 to Avoid Problems with SQL Plan Management (SPM)</text:p>
          </table:table-cell>
          <table:table-cell office:value-type="string" office:string-value="" table:formula="of:=IF(COUNTIF([.A$2:.A$1000]; &quot;=&quot; &amp;[.A203]) &gt; 1; &quot;X&quot;;&quot;&quot;)" table:style-name="ce1"/>
          <table:table-cell table:number-columns-repeated="16380" table:style-name="ce1"/>
        </table:table-row>
        <table:table-row table:style-name="ro2">
          <table:table-cell office:value-type="float" office:value="2118136.2000000002" table:style-name="ce3">
            <text:p>2118136.2</text:p>
          </table:table-cell>
          <table:table-cell table:style-name="ce1"/>
          <table:table-cell office:value-type="string" table:style-name="ce1">
            <text:p>Assistant: Download Reference for Oracle Database/GI PSU, SPU(CPU), Bundle Patches, Patchsets and Base Releases</text:p>
          </table:table-cell>
          <table:table-cell office:value-type="string" office:string-value="" table:formula="of:=IF(COUNTIF([.A$2:.A$1000]; &quot;=&quot; &amp;[.A204]) &gt; 1; &quot;X&quot;;&quot;&quot;)" table:style-name="ce1"/>
          <table:table-cell table:number-columns-repeated="16380" table:style-name="ce1"/>
        </table:table-row>
        <table:table-row table:style-name="ro2">
          <table:table-cell office:value-type="float" office:value="2140853.1" table:style-name="ce3">
            <text:p>2140853.1</text:p>
          </table:table-cell>
          <table:table-cell table:style-name="ce1"/>
          <table:table-cell office:value-type="string" table:style-name="ce1">
            <text:p>ODA Supplemental Pre-Patch Health Check</text:p>
          </table:table-cell>
          <table:table-cell office:value-type="string" office:string-value="" table:formula="of:=IF(COUNTIF([.A$2:.A$1000]; &quot;=&quot; &amp;[.A205]) &gt; 1; &quot;X&quot;;&quot;&quot;)" table:style-name="ce1"/>
          <table:table-cell office:value-type="string" table:style-name="ce1">
            <text:p>Database Appliance</text:p>
          </table:table-cell>
          <table:table-cell table:number-columns-repeated="16379"/>
        </table:table-row>
        <table:table-row table:style-name="ro2">
          <table:table-cell office:value-type="float" office:value="2182951.1" table:style-name="ce3">
            <text:p>2182951.1</text:p>
          </table:table-cell>
          <table:table-cell table:style-name="ce1"/>
          <table:table-cell office:value-type="string" table:style-name="ce1">
            <text:p>Batch Job Has Higher Execution Elapsed Time after Upgrading from 11.2.0.4 to 12.1.0.2</text:p>
          </table:table-cell>
          <table:table-cell office:value-type="string" office:string-value="" table:formula="of:=IF(COUNTIF([.A$2:.A$1000]; &quot;=&quot; &amp;[.A206]) &gt; 1; &quot;X&quot;;&quot;&quot;)" table:style-name="ce1"/>
          <table:table-cell table:number-columns-repeated="16380" table:style-name="ce1"/>
        </table:table-row>
        <table:table-row table:style-name="ro2">
          <table:table-cell office:value-type="float" office:value="2199133.1" table:style-name="ce3">
            <text:p>2199133.1</text:p>
          </table:table-cell>
          <table:table-cell table:style-name="ce1"/>
          <table:table-cell office:value-type="string" table:style-name="ce1">
            <text:p>ORA-1578 Methods to Skip Block Corruption</text:p>
          </table:table-cell>
          <table:table-cell office:value-type="string" office:string-value="" table:formula="of:=IF(COUNTIF([.A$2:.A$1000]; &quot;=&quot; &amp;[.A207]) &gt; 1; &quot;X&quot;;&quot;&quot;)" table:style-name="ce1"/>
          <table:table-cell table:number-columns-repeated="16380" table:style-name="ce1"/>
        </table:table-row>
        <table:table-row table:style-name="ro2">
          <table:table-cell office:value-type="float" office:value="2219797.1" table:style-name="ce3">
            <text:p>2219797.1</text:p>
          </table:table-cell>
          <table:table-cell table:style-name="ce1"/>
          <table:table-cell office:value-type="string" table:style-name="ce1">
            <text:p>Enterprise Manager 13.2 Master Bundle Patch List</text:p>
          </table:table-cell>
          <table:table-cell office:value-type="string" office:string-value="" table:formula="of:=IF(COUNTIF([.A$2:.A$1000]; &quot;=&quot; &amp;[.A208]) &gt; 1; &quot;X&quot;;&quot;&quot;)" table:style-name="ce1"/>
          <table:table-cell office:value-type="string" table:style-name="ce1">
            <text:p>Cloud control / Enterprise manager</text:p>
          </table:table-cell>
          <table:table-cell table:number-columns-repeated="16379"/>
        </table:table-row>
        <table:table-row table:style-name="ro2">
          <table:table-cell office:value-type="float" office:value="2219854.1" table:style-name="ce3">
            <text:p>2219854.1</text:p>
          </table:table-cell>
          <table:table-cell table:style-name="ce1"/>
          <table:table-cell office:value-type="string" table:style-name="ce1">
            <text:p>Enterprise Manager Cloud Control Database Plugin 13.2.1.0 Bundle Patch Bug List</text:p>
          </table:table-cell>
          <table:table-cell office:value-type="string" office:string-value="" table:formula="of:=IF(COUNTIF([.A$2:.A$1000]; &quot;=&quot; &amp;[.A209]) &gt; 1; &quot;X&quot;;&quot;&quot;)" table:style-name="ce1"/>
          <table:table-cell office:value-type="string" table:style-name="ce1">
            <text:p>Cloud control / Enterprise manager</text:p>
          </table:table-cell>
          <table:table-cell table:number-columns-repeated="16379"/>
        </table:table-row>
        <table:table-row table:style-name="ro2">
          <table:table-cell office:value-type="float" office:value="2335265.1" table:style-name="ce3">
            <text:p>2335265.1</text:p>
          </table:table-cell>
          <table:table-cell table:style-name="ce1"/>
          <table:table-cell office:value-type="string" table:style-name="ce1">
            <text:p>Recommended patching and actions for Oracle database versions 12.1.0.1, 11.2.0.3 and earlier – before June 2019</text:p>
          </table:table-cell>
          <table:table-cell office:value-type="string" office:string-value="" table:formula="of:=IF(COUNTIF([.A$2:.A$1000]; &quot;=&quot; &amp;[.A210]) &gt; 1; &quot;X&quot;;&quot;&quot;)" table:style-name="ce1"/>
          <table:table-cell office:value-type="string" table:style-name="ce1">
            <text:p>Compare 2361478.1</text:p>
          </table:table-cell>
          <table:table-cell table:number-columns-repeated="16379"/>
        </table:table-row>
        <table:table-row table:style-name="ro2">
          <table:table-cell office:value-type="float" office:value="2361478.1" table:style-name="ce3">
            <text:p>2361478.1</text:p>
          </table:table-cell>
          <table:table-cell table:style-name="ce1"/>
          <table:table-cell office:value-type="string" table:style-name="ce1">
            <text:p>Oracle Databases Need to be Patched to a Minimum Patchset/PSU/RU level before April 2019</text:p>
          </table:table-cell>
          <table:table-cell office:value-type="string" office:string-value="" table:formula="of:=IF(COUNTIF([.A$2:.A$1000]; &quot;=&quot; &amp;[.A211]) &gt; 1; &quot;X&quot;;&quot;&quot;)" table:style-name="ce1"/>
          <table:table-cell office:value-type="string" table:style-name="ce1">
            <text:p>Compare 2335265.1</text:p>
          </table:table-cell>
          <table:table-cell table:number-columns-repeated="16379"/>
        </table:table-row>
        <table:table-row table:style-name="ro2">
          <table:table-cell office:value-type="float" office:value="2462677.1" table:style-name="ce3">
            <text:p>2462677.1</text:p>
          </table:table-cell>
          <table:table-cell table:style-name="ce1"/>
          <table:table-cell office:value-type="string" table:style-name="ce1">
            <text:p>Oracle Autonomous Database Schema Advisor</text:p>
          </table:table-cell>
          <table:table-cell office:value-type="string" office:string-value="" table:formula="of:=IF(COUNTIF([.A$2:.A$1000]; &quot;=&quot; &amp;[.A212]) &gt; 1; &quot;X&quot;;&quot;&quot;)" table:style-name="ce1"/>
          <table:table-cell table:number-columns-repeated="16380" table:style-name="ce1"/>
        </table:table-row>
        <table:table-row table:style-name="ro2">
          <table:table-cell office:value-type="float" office:value="5923671.7999999998" table:style-name="ce3">
            <text:p>5923671.8</text:p>
          </table:table-cell>
          <table:table-cell table:style-name="ce1"/>
          <table:table-cell office:value-type="string" table:style-name="ce1">
            <text:p>Bug 5923671 – EVMD fails to come up due to port busy error</text:p>
          </table:table-cell>
          <table:table-cell office:value-type="string" office:string-value="" table:formula="of:=IF(COUNTIF([.A$2:.A$1000]; &quot;=&quot; &amp;[.A213]) &gt; 1; &quot;X&quot;;&quot;&quot;)" table:style-name="ce1"/>
          <table:table-cell table:number-columns-repeated="16380" table:style-name="ce1"/>
        </table:table-row>
        <table:table-row table:style-name="ro2">
          <table:table-cell office:value-type="float" office:value="9067169.8000000007" table:style-name="ce3">
            <text:p>9067169.8</text:p>
          </table:table-cell>
          <table:table-cell table:style-name="ce1"/>
          <table:table-cell office:value-type="string" table:style-name="ce1">
            <text:p>Bug 9067169 – ORA-600 [1433] may occur in RAC which can crash the instance</text:p>
          </table:table-cell>
          <table:table-cell office:value-type="string" office:string-value="" table:formula="of:=IF(COUNTIF([.A$2:.A$1000]; &quot;=&quot; &amp;[.A214]) &gt; 1; &quot;X&quot;;&quot;&quot;)" table:style-name="ce1"/>
          <table:table-cell table:number-columns-repeated="16380" table:style-name="ce1"/>
        </table:table-row>
        <table:table-row table:style-name="ro2">
          <table:table-cell office:value-type="float" office:value="9691898.8000000007" table:style-name="ce3">
            <text:p>9691898.8</text:p>
          </table:table-cell>
          <table:table-cell table:style-name="ce1"/>
          <table:table-cell office:value-type="string" table:style-name="ce1">
            <text:p>Bug 9691898 – srvctl will not startup instance in restricted mode</text:p>
          </table:table-cell>
          <table:table-cell office:value-type="string" office:string-value="" table:formula="of:=IF(COUNTIF([.A$2:.A$1000]; &quot;=&quot; &amp;[.A215]) &gt; 1; &quot;X&quot;;&quot;&quot;)" table:style-name="ce1"/>
          <table:table-cell table:number-columns-repeated="16380" table:style-name="ce1"/>
        </table:table-row>
        <table:table-row table:style-name="ro2">
          <table:table-cell office:value-type="float" office:value="9949813.8000000007" table:style-name="ce3">
            <text:p>9949813.8</text:p>
          </table:table-cell>
          <table:table-cell table:style-name="ce1"/>
          <table:table-cell office:value-type="string" table:style-name="ce1">
            <text:p>Bug 9949813 – DB resource added with “srvctl add database -n” cannot be started by srvctl</text:p>
          </table:table-cell>
          <table:table-cell office:value-type="string" office:string-value="" table:formula="of:=IF(COUNTIF([.A$2:.A$1000]; &quot;=&quot; &amp;[.A216]) &gt; 1; &quot;X&quot;;&quot;&quot;)" table:style-name="ce1"/>
          <table:table-cell table:number-columns-repeated="16380" table:style-name="ce1"/>
        </table:table-row>
        <table:table-row table:style-name="ro2">
          <table:table-cell office:value-type="float" office:value="9978195.8000000007" table:style-name="ce3">
            <text:p>9978195.8</text:p>
          </table:table-cell>
          <table:table-cell table:style-name="ce1"/>
          <table:table-cell office:value-type="string" table:style-name="ce1">
            <text:p>Bug 9978195 – No new requests being serviced for a grock post-reconfig</text:p>
          </table:table-cell>
          <table:table-cell office:value-type="string" office:string-value="" table:formula="of:=IF(COUNTIF([.A$2:.A$1000]; &quot;=&quot; &amp;[.A217]) &gt; 1; &quot;X&quot;;&quot;&quot;)" table:style-name="ce1"/>
          <table:table-cell table:number-columns-repeated="16380" table:style-name="ce1"/>
        </table:table-row>
        <table:table-row table:style-name="ro2">
          <table:table-cell office:value-type="float" office:value="10129309.800000001" table:style-name="ce3">
            <text:p>10129309.8</text:p>
          </table:table-cell>
          <table:table-cell table:style-name="ce1"/>
          <table:table-cell office:value-type="string" table:style-name="ce1">
            <text:p>Bug 10129309 – AIX: CVU does not check network tunables on AIX 11.2.0.2</text:p>
          </table:table-cell>
          <table:table-cell office:value-type="string" office:string-value="" table:formula="of:=IF(COUNTIF([.A$2:.A$1000]; &quot;=&quot; &amp;[.A218]) &gt; 1; &quot;X&quot;;&quot;&quot;)" table:style-name="ce1"/>
          <table:table-cell table:number-columns-repeated="16380" table:style-name="ce1"/>
        </table:table-row>
        <table:table-row table:style-name="ro2">
          <table:table-cell office:value-type="float" office:value="10276173.800000001" table:style-name="ce3">
            <text:p>10276173.8</text:p>
          </table:table-cell>
          <table:table-cell table:style-name="ce1"/>
          <table:table-cell office:value-type="string" table:style-name="ce1">
            <text:p>Bug 10276173 – LMON hang possible while trying to get access to CKPT progress record</text:p>
          </table:table-cell>
          <table:table-cell office:value-type="string" office:string-value="" table:formula="of:=IF(COUNTIF([.A$2:.A$1000]; &quot;=&quot; &amp;[.A219]) &gt; 1; &quot;X&quot;;&quot;&quot;)" table:style-name="ce1"/>
          <table:table-cell table:number-columns-repeated="16380" table:style-name="ce1"/>
        </table:table-row>
        <table:table-row table:style-name="ro2">
          <table:table-cell office:value-type="float" office:value="11724464.800000001" table:style-name="ce3">
            <text:p>11724464.8</text:p>
          </table:table-cell>
          <table:table-cell table:style-name="ce1"/>
          <table:table-cell office:value-type="string" table:style-name="ce1">
            <text:p>Bug 11724464 – “crsctl stop clusterware” fails due to ACFS resource</text:p>
          </table:table-cell>
          <table:table-cell office:value-type="string" office:string-value="" table:formula="of:=IF(COUNTIF([.A$2:.A$1000]; &quot;=&quot; &amp;[.A220]) &gt; 1; &quot;X&quot;;&quot;&quot;)" table:style-name="ce1"/>
          <table:table-cell table:number-columns-repeated="16380" table:style-name="ce1"/>
        </table:table-row>
        <table:table-row table:style-name="ro2">
          <table:table-cell office:value-type="float" office:value="11775332.800000001" table:style-name="ce3">
            <text:p>11775332.8</text:p>
          </table:table-cell>
          <table:table-cell table:style-name="ce1"/>
          <table:table-cell office:value-type="string" table:style-name="ce1">
            <text:p>Bug 11775332 – cluvfy fails with PRVF-5636 with DNS response timeout error but error text is not clear</text:p>
          </table:table-cell>
          <table:table-cell office:value-type="string" office:string-value="" table:formula="of:=IF(COUNTIF([.A$2:.A$1000]; &quot;=&quot; &amp;[.A221]) &gt; 1; &quot;X&quot;;&quot;&quot;)" table:style-name="ce1"/>
          <table:table-cell table:number-columns-repeated="16380" table:style-name="ce1"/>
        </table:table-row>
        <table:table-row table:style-name="ro2">
          <table:table-cell office:value-type="float" office:value="11822565.800000001" table:style-name="ce3">
            <text:p>11822565.8</text:p>
          </table:table-cell>
          <table:table-cell table:style-name="ce1"/>
          <table:table-cell office:value-type="string" table:style-name="ce1">
            <text:p>Bug 11822565 – cluvfy and OUI support for Tectia SSH</text:p>
          </table:table-cell>
          <table:table-cell office:value-type="string" office:string-value="" table:formula="of:=IF(COUNTIF([.A$2:.A$1000]; &quot;=&quot; &amp;[.A222]) &gt; 1; &quot;X&quot;;&quot;&quot;)" table:style-name="ce1"/>
          <table:table-cell table:number-columns-repeated="16380" table:style-name="ce1"/>
        </table:table-row>
        <table:table-row table:style-name="ro2">
          <table:table-cell office:value-type="float" office:value="12680491.800000001" table:style-name="ce3">
            <text:p>12680491.8</text:p>
          </table:table-cell>
          <table:table-cell table:style-name="ce1"/>
          <table:table-cell office:value-type="string" table:style-name="ce1">
            <text:p>Bug 12680491 – Intermittent hiccup in network CHECK action can fail over vip, bring listener offline briefly</text:p>
          </table:table-cell>
          <table:table-cell office:value-type="string" office:string-value="" table:formula="of:=IF(COUNTIF([.A$2:.A$1000]; &quot;=&quot; &amp;[.A223]) &gt; 1; &quot;X&quot;;&quot;&quot;)" table:style-name="ce1"/>
          <table:table-cell table:number-columns-repeated="16380" table:style-name="ce1"/>
        </table:table-row>
        <table:table-row table:style-name="ro2">
          <table:table-cell office:value-type="float" office:value="12744759.800000001" table:style-name="ce3">
            <text:p>12744759.8</text:p>
          </table:table-cell>
          <table:table-cell table:style-name="ce1"/>
          <table:table-cell office:value-type="string" table:style-name="ce1">
            <text:p>Bug 12744759 – DIA0 process fails with “Fail to allocate buffer due to incompletion of previous mcpy”</text:p>
          </table:table-cell>
          <table:table-cell office:value-type="string" office:string-value="" table:formula="of:=IF(COUNTIF([.A$2:.A$1000]; &quot;=&quot; &amp;[.A224]) &gt; 1; &quot;X&quot;;&quot;&quot;)" table:style-name="ce1"/>
          <table:table-cell table:number-columns-repeated="16380" table:style-name="ce1"/>
        </table:table-row>
        <table:table-row table:style-name="ro2">
          <table:table-cell office:value-type="float" office:value="13255295.800000001" table:style-name="ce3">
            <text:p>13255295.8</text:p>
          </table:table-cell>
          <table:table-cell table:style-name="ce1"/>
          <table:table-cell office:value-type="string" table:style-name="ce1">
            <text:p>Bug 13255295 – AIX: ACFS file systems may go offline on AIX when system heavily loaded and paging</text:p>
          </table:table-cell>
          <table:table-cell office:value-type="string" office:string-value="" table:formula="of:=IF(COUNTIF([.A$2:.A$1000]; &quot;=&quot; &amp;[.A225]) &gt; 1; &quot;X&quot;;&quot;&quot;)" table:style-name="ce1"/>
          <table:table-cell table:number-columns-repeated="16380" table:style-name="ce1"/>
        </table:table-row>
        <table:table-row table:style-name="ro2">
          <table:table-cell office:value-type="float" office:value="13579435.800000001" table:style-name="ce3">
            <text:p>13579435.8</text:p>
          </table:table-cell>
          <table:table-cell table:style-name="ce1"/>
          <table:table-cell office:value-type="string" table:style-name="ce1">
            <text:p>Bug 13579435 – cssd coredump and node reboot</text:p>
          </table:table-cell>
          <table:table-cell office:value-type="string" office:string-value="" table:formula="of:=IF(COUNTIF([.A$2:.A$1000]; &quot;=&quot; &amp;[.A226]) &gt; 1; &quot;X&quot;;&quot;&quot;)" table:style-name="ce1"/>
          <table:table-cell table:number-columns-repeated="16380" table:style-name="ce1"/>
        </table:table-row>
        <table:table-row table:style-name="ro2">
          <table:table-cell office:value-type="float" office:value="13880925.800000001" table:style-name="ce3">
            <text:p>13880925.8</text:p>
          </table:table-cell>
          <table:table-cell table:style-name="ce1"/>
          <table:table-cell office:value-type="string" table:style-name="ce1">
            <text:p>Bug 13880925 – With application binaries on ACFS, node panics when application is started – notably applies to SAP</text:p>
          </table:table-cell>
          <table:table-cell office:value-type="string" office:string-value="" table:formula="of:=IF(COUNTIF([.A$2:.A$1000]; &quot;=&quot; &amp;[.A227]) &gt; 1; &quot;X&quot;;&quot;&quot;)" table:style-name="ce1"/>
          <table:table-cell table:number-columns-repeated="16380" table:style-name="ce1"/>
        </table:table-row>
        <table:table-row table:style-name="ro2">
          <table:table-cell office:value-type="float" office:value="13891327.800000001" table:style-name="ce3">
            <text:p>13891327.8</text:p>
          </table:table-cell>
          <table:table-cell table:style-name="ce1"/>
          <table:table-cell office:value-type="string" table:style-name="ce1">
            <text:p>Bug 13891327 – ORA-600 [kjblrpst:!rora] in RAC</text:p>
          </table:table-cell>
          <table:table-cell office:value-type="string" office:string-value="" table:formula="of:=IF(COUNTIF([.A$2:.A$1000]; &quot;=&quot; &amp;[.A228]) &gt; 1; &quot;X&quot;;&quot;&quot;)" table:style-name="ce1"/>
          <table:table-cell table:number-columns-repeated="16380" table:style-name="ce1"/>
        </table:table-row>
        <table:table-row table:style-name="ro2">
          <table:table-cell office:value-type="float" office:value="13921145.800000001" table:style-name="ce3">
            <text:p>13921145.8</text:p>
          </table:table-cell>
          <table:table-cell table:style-name="ce1"/>
          <table:table-cell office:value-type="string" table:style-name="ce1">
            <text:p>Bug 13921145 – Instance crashes with ORA-7445 [kjldmp] occurs during SYSTEMSTATE dump</text:p>
          </table:table-cell>
          <table:table-cell office:value-type="string" office:string-value="" table:formula="of:=IF(COUNTIF([.A$2:.A$1000]; &quot;=&quot; &amp;[.A229]) &gt; 1; &quot;X&quot;;&quot;&quot;)" table:style-name="ce1"/>
          <table:table-cell table:number-columns-repeated="16380" table:style-name="ce1"/>
        </table:table-row>
        <table:table-row table:style-name="ro2">
          <table:table-cell office:value-type="float" office:value="13924431.800000001" table:style-name="ce3">
            <text:p>13924431.8</text:p>
          </table:table-cell>
          <table:table-cell table:style-name="ce1"/>
          <table:table-cell office:value-type="string" table:style-name="ce1">
            <text:p>Bug 13924431 – osysmond.bin process causes 100% cpu load in Solaris</text:p>
          </table:table-cell>
          <table:table-cell office:value-type="string" office:string-value="" table:formula="of:=IF(COUNTIF([.A$2:.A$1000]; &quot;=&quot; &amp;[.A230]) &gt; 1; &quot;X&quot;;&quot;&quot;)" table:style-name="ce1"/>
          <table:table-cell table:number-columns-repeated="16380" table:style-name="ce1"/>
        </table:table-row>
        <table:table-row table:style-name="ro2">
          <table:table-cell office:value-type="float" office:value="14003485.800000001" table:style-name="ce3">
            <text:p>14003485.8</text:p>
          </table:table-cell>
          <table:table-cell table:style-name="ce1"/>
          <table:table-cell office:value-type="string" table:style-name="ce1">
            <text:p>Bug 14003485 – ACFS install on Linux outputs thousands of lines of depmod output</text:p>
          </table:table-cell>
          <table:table-cell office:value-type="string" office:string-value="" table:formula="of:=IF(COUNTIF([.A$2:.A$1000]; &quot;=&quot; &amp;[.A231]) &gt; 1; &quot;X&quot;;&quot;&quot;)" table:style-name="ce1"/>
          <table:table-cell table:number-columns-repeated="16380" table:style-name="ce1"/>
        </table:table-row>
        <table:table-row table:style-name="ro2">
          <table:table-cell office:value-type="float" office:value="14204724.800000001" table:style-name="ce3">
            <text:p>14204724.8</text:p>
          </table:table-cell>
          <table:table-cell table:style-name="ce1"/>
          <table:table-cell office:value-type="string" table:style-name="ce1">
            <text:p>Bug 14204724 – Recovery fails with ORA-600 [kclcfusion_17] in RAC , instance aborts</text:p>
          </table:table-cell>
          <table:table-cell office:value-type="string" office:string-value="" table:formula="of:=IF(COUNTIF([.A$2:.A$1000]; &quot;=&quot; &amp;[.A232]) &gt; 1; &quot;X&quot;;&quot;&quot;)" table:style-name="ce1"/>
          <table:table-cell table:number-columns-repeated="16380" table:style-name="ce1"/>
        </table:table-row>
        <table:table-row table:style-name="ro2">
          <table:table-cell office:value-type="float" office:value="14268365.800000001" table:style-name="ce3">
            <text:p>14268365.8</text:p>
          </table:table-cell>
          <table:table-cell table:style-name="ce1"/>
          <table:table-cell office:value-type="string" table:style-name="ce1">
            <text:p>Bug 14268365 – After node leaves the cluster, CSSD on surviving node gets stuck in clssnmWaitOnEvictions()</text:p>
          </table:table-cell>
          <table:table-cell office:value-type="string" office:string-value="" table:formula="of:=IF(COUNTIF([.A$2:.A$1000]; &quot;=&quot; &amp;[.A233]) &gt; 1; &quot;X&quot;;&quot;&quot;)" table:style-name="ce1"/>
          <table:table-cell table:number-columns-repeated="16380" table:style-name="ce1"/>
        </table:table-row>
        <table:table-row table:style-name="ro2">
          <table:table-cell office:value-type="float" office:value="14588629.800000001" table:style-name="ce3">
            <text:p>14588629.8</text:p>
          </table:table-cell>
          <table:table-cell table:style-name="ce1"/>
          <table:table-cell office:value-type="string" table:style-name="ce1">
            <text:p>Bug 14588629 – ACFS: System panic after remote node evicted from cluster.</text:p>
          </table:table-cell>
          <table:table-cell office:value-type="string" office:string-value="" table:formula="of:=IF(COUNTIF([.A$2:.A$1000]; &quot;=&quot; &amp;[.A234]) &gt; 1; &quot;X&quot;;&quot;&quot;)" table:style-name="ce1"/>
          <table:table-cell table:number-columns-repeated="16380" table:style-name="ce1"/>
        </table:table-row>
        <table:table-row table:style-name="ro2">
          <table:table-cell table:style-name="ce3"/>
          <table:table-cell table:style-name="ce1"/>
          <table:table-cell office:value-type="string" table:style-name="ce1">
            <text:p>9iAS Forms Services</text:p>
          </table:table-cell>
          <table:table-cell table:style-name="ce1"/>
          <table:table-cell office:value-type="string" table:style-name="ce1">
            <text:p>Tracing and Diagnostics</text:p>
          </table:table-cell>
          <table:table-cell table:number-columns-repeated="16379"/>
        </table:table-row>
        <table:table-row table:style-name="ro2">
          <table:table-cell table:style-name="ce3"/>
          <table:table-cell table:style-name="ce1"/>
          <table:table-cell office:value-type="string" table:style-name="ce1">
            <text:p>Forms 6i Diagnostics</text:p>
          </table:table-cell>
          <table:table-cell table:style-name="ce1"/>
          <table:table-cell office:value-type="string" table:style-name="ce1">
            <text:p>How to log / diagnose Forms 6i problems</text:p>
          </table:table-cell>
          <table:table-cell table:number-columns-repeated="16379"/>
        </table:table-row>
        <table:table-row table:number-rows-repeated="1048340" table:style-name="ro2">
          <table:table-cell table:number-columns-repeated="16384"/>
        </table:table-row>
      </table:table>
      <table:database-ranges>
        <table:database-range table:target-range-address="Sheet1.A2:Sheet1.M236" table:name="__Anonymous_Sheet_DB__0" table:contains-header="fals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001</meta:generator>
    <dc:creator>92312</dc:creator>
    <meta:creation-date>2019-09-09T07:10:05Z</meta:creation-date>
    <dc:date>2020-07-16T16:49:40Z</dc:date>
    <meta:editing-cycles>21</meta:editing-cycles>
    <meta:editing-duration>PT87711S</meta:editing-duration>
  </office:meta>
</office:document-meta>
</file>